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erif1" svg:font-family="'Liberation Serif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4c4df"/>
    </style:style>
    <style:style style:name="gr2" style:family="graphic" style:parent-style-name="standard">
      <style:graphic-properties draw:stroke="none" draw:fill="solid" draw:fill-color="#1864a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1864ab" draw:opacity="100%" draw:opacity-name="Transparency_20_19"/>
    </style:style>
    <style:style style:name="gr5" style:family="graphic" style:parent-style-name="standard">
      <style:graphic-properties draw:stroke="dash" draw:stroke-dash="Ultrafine_20_Dashed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solid" draw:fill-color="#1864ab" draw:opacity="100%" draw:opacity-name="Transparency_20_20"/>
    </style:style>
    <style:style style:name="gr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0" style:family="graphic" style:parent-style-name="standard">
      <style:graphic-properties draw:stroke="solid" svg:stroke-width="0.028cm" svg:stroke-color="#4c4c4c" draw:stroke-linejoin="miter" svg:stroke-linecap="square" draw:fill="none" fo:padding-top="0.014cm" fo:padding-bottom="0.014cm" fo:padding-left="0.014cm" fo:padding-right="0.014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88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34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28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29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1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fill-color="#ffffff" fo:min-height="0.314cm"/>
    </style:style>
    <style:style style:name="gr17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538cm" fo:min-width="0.029cm" fo:padding-top="0.009cm" fo:padding-bottom="0.009cm" fo:padding-left="0.009cm" fo:padding-right="0.009cm"/>
    </style:style>
    <style:style style:name="gr18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515cm" fo:min-width="0.029cm" fo:padding-top="0.009cm" fo:padding-bottom="0.009cm" fo:padding-left="0.009cm" fo:padding-right="0.009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1.73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9cm" fo:min-width="0.1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9cm" fo:min-width="0.14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9cm" fo:min-width="0.15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9cm" fo:min-width="0.29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39cm" fo:min-width="0.299cm" fo:padding-top="0cm" fo:padding-bottom="0cm" fo:padding-left="0cm" fo:padding-right="0cm"/>
    </style:style>
    <style:style style:name="gr25" style:family="graphic" style:parent-style-name="standard">
      <style:graphic-properties svg:stroke-width="0.018cm" svg:stroke-color="#1864ab" draw:marker-start-width="0.227cm" draw:marker-end-width="0.227cm" draw:fill="none" draw:textarea-horizontal-align="justify" draw:textarea-vertical-align="middle" draw:auto-grow-height="false" fo:min-height="0.243cm" fo:min-width="1.525cm" fo:padding-top="0.009cm" fo:padding-bottom="0.009cm" fo:padding-left="0.009cm" fo:padding-right="0.009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39cm" fo:padding-top="0cm" fo:padding-bottom="0cm" fo:padding-left="0cm" fo:padding-right="0cm"/>
    </style:style>
    <style:style style:name="gr27" style:family="graphic" style:parent-style-name="standard">
      <style:graphic-properties svg:stroke-width="0.018cm" svg:stroke-color="#dc0000" draw:marker-start-width="0.227cm" draw:marker-end-width="0.227cm" draw:textarea-horizontal-align="center" draw:textarea-vertical-align="middle" fo:padding-top="0.009cm" fo:padding-bottom="0.009cm" fo:padding-left="0.009cm" fo:padding-right="0.009cm"/>
    </style:style>
    <style:style style:name="gr28" style:family="graphic" style:parent-style-name="standard">
      <style:graphic-properties draw:stroke="none" draw:fill="solid" draw:fill-color="#1864ab" draw:opacity="100%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9cm" fo:min-width="0.21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9cm" fo:min-width="0.17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39cm" fo:min-width="0.36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52cm" fo:padding-top="0cm" fo:padding-bottom="0cm" fo:padding-left="0cm" fo:padding-right="0cm"/>
    </style:style>
    <style:style style:name="gr33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314cm" fo:min-width="0.768cm" fo:padding-top="0cm" fo:padding-bottom="0cm" fo:padding-left="0cm" fo:padding-right="0cm"/>
    </style:style>
    <style:style style:name="gr34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314cm" fo:min-width="0.671cm" fo:padding-top="0cm" fo:padding-bottom="0cm" fo:padding-left="0cm" fo:padding-right="0cm"/>
    </style:style>
    <style:style style:name="gr35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314cm" fo:min-width="0.349cm" fo:padding-top="0cm" fo:padding-bottom="0cm" fo:padding-left="0cm" fo:padding-right="0cm"/>
    </style:style>
    <style:style style:name="gr36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314cm" fo:min-width="0.552cm" fo:padding-top="0cm" fo:padding-bottom="0cm" fo:padding-left="0cm" fo:padding-right="0cm"/>
    </style:style>
    <style:style style:name="gr37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314cm" fo:min-width="0.65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23cm" fo:padding-top="0cm" fo:padding-bottom="0cm" fo:padding-left="0cm" fo:padding-right="0cm"/>
    </style:style>
    <style:style style:name="P1" style:family="paragraph">
      <loext:graphic-properties draw:fill="solid" draw:fill-color="#94c4df"/>
      <style:text-properties style:font-name="Liberation Serif" fo:font-size="4pt"/>
    </style:style>
    <style:style style:name="P2" style:family="paragraph">
      <loext:graphic-properties draw:fill="solid" draw:fill-color="#1864ab"/>
      <style:text-properties style:font-name="Liberation Serif" fo:font-size="4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1864ab" draw:opacity="100%" draw:opacity-name="Transparency_20_19"/>
      <style:text-properties style:font-name="Liberation Serif" fo:font-size="4pt"/>
    </style:style>
    <style:style style:name="P5" style:family="paragraph">
      <loext:graphic-properties draw:fill="none"/>
      <style:text-properties style:font-name="Liberation Serif" fo:font-size="4pt"/>
    </style:style>
    <style:style style:name="P6" style:family="paragraph">
      <loext:graphic-properties draw:fill="solid" draw:fill-color="#000000"/>
      <style:text-properties style:font-name="Liberation Serif" fo:font-size="4pt"/>
    </style:style>
    <style:style style:name="P7" style:family="paragraph">
      <loext:graphic-properties draw:fill="solid" draw:fill-color="#1864ab" draw:opacity="100%" draw:opacity-name="Transparency_20_20"/>
      <style:text-properties style:font-name="Liberation Serif" fo:font-size="4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94c4df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paragraph-properties fo:text-align="start" style:writing-mode="lr-tb"/>
      <style:text-properties style:font-name="Liberation Serif" fo:font-size="8pt" style:font-size-asian="5pt" style:font-size-complex="5pt"/>
    </style:style>
    <style:style style:name="P12" style:family="paragraph">
      <loext:graphic-properties draw:fill="none" draw:fill-color="#ffffff"/>
      <style:text-properties style:font-name="Liberation Serif" fo:font-size="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start" style:writing-mode="lr-tb"/>
      <style:text-properties style:font-name="Liberation Serif" fo:font-size="8pt" style:font-size-asian="10pt" style:font-size-complex="10pt"/>
    </style:style>
    <style:style style:name="P15" style:family="paragraph">
      <loext:graphic-properties draw:fill="none"/>
      <style:paragraph-properties fo:text-align="start" style:writing-mode="lr-tb"/>
      <style:text-properties style:font-name="Liberation Serif" fo:font-size="8pt" fo:text-shadow="1pt 1pt" fo:font-weight="bold" style:font-size-asian="5pt" style:font-weight-asian="bold" style:font-size-complex="5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1864ab" draw:opacity="100%"/>
      <style:text-properties style:font-name="Liberation Serif" fo:font-size="4pt"/>
    </style:style>
    <style:style style:name="P18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9" style:family="paragraph">
      <loext:graphic-properties draw:fill="none"/>
      <style:paragraph-properties fo:text-align="start" style:writing-mode="lr-tb"/>
      <style:text-properties fo:color="#ffffff" fo:font-size="8pt" style:font-size-asian="8pt" style:font-size-complex="8pt"/>
    </style:style>
    <style:style style:name="P20" style:family="paragraph">
      <loext:graphic-properties draw:fill="none"/>
      <style:paragraph-properties fo:text-align="start" style:writing-mode="lr-tb"/>
      <style:text-properties fo:font-size="8pt" fo:text-shadow="1pt 1pt" style:font-size-asian="8pt" style:font-size-complex="8pt"/>
    </style:style>
    <style:style style:name="P21" style:family="paragraph">
      <loext:graphic-properties draw:fill="none"/>
      <style:paragraph-properties fo:text-align="start" style:writing-mode="lr-tb"/>
      <style:text-properties fo:color="#ffffff" fo:font-size="8pt" fo:text-shadow="1pt 1pt" style:font-size-asian="8pt" style:font-size-complex="8pt"/>
    </style:style>
    <style:style style:name="P22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000000" style:font-name="Liberation Serif" fo:font-size="8pt" style:font-size-asian="5pt" style:font-name-complex="DejaVuSans" style:font-size-complex="5pt"/>
    </style:style>
    <style:style style:name="T2" style:family="text">
      <style:text-properties fo:color="#000000" style:font-name="Liberation Serif" fo:font-size="8pt" style:font-size-asian="10pt" style:font-name-complex="DejaVuSans" style:font-size-complex="10pt"/>
    </style:style>
    <style:style style:name="T3" style:family="text">
      <style:text-properties fo:color="#000000" style:font-name="Liberation Serif" fo:font-size="8pt" fo:text-shadow="1pt 1pt" fo:font-weight="bold" style:font-size-asian="5pt" style:font-weight-asian="bold" style:font-name-complex="DejaVuSans" style:font-size-complex="5pt" style:font-weight-complex="bold"/>
    </style:style>
    <style:style style:name="T4" style:family="text">
      <style:text-properties fo:color="#000000" style:font-name="Liberation Serif1" fo:font-size="8pt" style:font-size-asian="8pt" style:font-name-complex="Liberation Serif1" style:font-size-complex="8pt"/>
    </style:style>
    <style:style style:name="T5" style:family="text">
      <style:text-properties fo:color="#ffffff" style:font-name="Liberation Serif1" fo:font-size="8pt" style:font-size-asian="8pt" style:font-name-complex="Liberation Serif1" style:font-size-complex="8pt"/>
    </style:style>
    <style:style style:name="T6" style:family="text">
      <style:text-properties fo:color="#000000" style:font-name="Liberation Serif1" fo:font-size="8pt" fo:text-shadow="1pt 1pt" style:font-size-asian="8pt" style:font-name-complex="Liberation Serif1" style:font-size-complex="8pt"/>
    </style:style>
    <style:style style:name="T7" style:family="text">
      <style:text-properties fo:color="#ffffff" style:font-name="Liberation Serif1" fo:font-size="8pt" fo:text-shadow="1pt 1pt" style:font-size-asian="8pt" style:font-name-complex="Liberation Serif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152cm" svg:height="0.261cm" svg:x="6.336cm" svg:y="7.01cm" svg:viewBox="0 0 153 262" draw:points="0,262 153,262 153,0 0,0">
          <text:p/>
        </draw:polygon>
        <draw:polygon draw:style-name="gr2" draw:text-style-name="P2" draw:layer="layout" svg:width="1.293cm" svg:height="0.261cm" svg:x="6.485cm" svg:y="7.01cm" svg:viewBox="0 0 1294 262" draw:points="0,262 1294,262 1294,0 0,0">
          <text:p/>
        </draw:polygon>
        <draw:polygon draw:style-name="gr1" draw:text-style-name="P1" draw:layer="layout" svg:width="0.146cm" svg:height="0.261cm" svg:x="6.484cm" svg:y="6.68cm" svg:viewBox="0 0 147 262" draw:points="0,262 147,262 147,0 0,0">
          <text:p/>
        </draw:polygon>
        <draw:polygon draw:style-name="gr2" draw:text-style-name="P2" draw:layer="layout" svg:width="1.293cm" svg:height="0.261cm" svg:x="6.626cm" svg:y="6.679cm" svg:viewBox="0 0 1294 262" draw:points="0,262 1294,262 1294,0 0,0">
          <text:p/>
        </draw:polygon>
        <draw:polygon draw:style-name="gr1" draw:text-style-name="P1" draw:layer="layout" svg:width="0.334cm" svg:height="0.261cm" svg:x="6.625cm" svg:y="6.355cm" svg:viewBox="0 0 335 262" draw:points="0,262 335,262 335,0 0,0">
          <text:p/>
        </draw:polygon>
        <draw:polygon draw:style-name="gr2" draw:text-style-name="P2" draw:layer="layout" svg:width="1.413cm" svg:height="0.261cm" svg:x="6.957cm" svg:y="6.354cm" svg:viewBox="0 0 1414 262" draw:points="0,262 1414,262 1414,0 0,0">
          <text:p/>
        </draw:polygon>
        <draw:polygon draw:style-name="gr1" draw:text-style-name="P1" draw:layer="layout" svg:width="0.328cm" svg:height="0.261cm" svg:x="6.958cm" svg:y="6.027cm" svg:viewBox="0 0 329 262" draw:points="0,262 329,262 329,0 0,0">
          <text:p/>
        </draw:polygon>
        <draw:polygon draw:style-name="gr2" draw:text-style-name="P2" draw:layer="layout" svg:width="1.395cm" svg:height="0.261cm" svg:x="7.282cm" svg:y="6.027cm" svg:viewBox="0 0 1396 262" draw:points="0,262 1396,262 1396,0 0,0">
          <text:p/>
        </draw:polygon>
        <draw:polygon draw:style-name="gr1" draw:text-style-name="P1" draw:layer="layout" svg:width="0.042cm" svg:height="0.261cm" svg:x="7.28cm" svg:y="5.699cm" svg:viewBox="0 0 43 262" draw:points="0,262 43,262 43,0 0,0">
          <text:p/>
        </draw:polygon>
        <draw:polygon draw:style-name="gr2" draw:text-style-name="P2" draw:layer="layout" svg:width="0.57cm" svg:height="0.261cm" svg:x="7.322cm" svg:y="5.699cm" svg:viewBox="0 0 571 262" draw:points="0,262 571,262 571,0 0,0">
          <text:p/>
        </draw:polygon>
        <draw:polygon draw:style-name="gr1" draw:text-style-name="P1" draw:layer="layout" svg:width="0.107cm" svg:height="0.261cm" svg:x="7.326cm" svg:y="5.374cm" svg:viewBox="0 0 108 262" draw:points="0,262 108,262 108,0 0,0">
          <text:p/>
        </draw:polygon>
        <draw:polygon draw:style-name="gr2" draw:text-style-name="P2" draw:layer="layout" svg:width="0.516cm" svg:height="0.261cm" svg:x="7.431cm" svg:y="5.374cm" svg:viewBox="0 0 517 262" draw:points="0,262 517,262 517,0 0,0">
          <text:p/>
        </draw:polygon>
        <draw:polygon draw:style-name="gr1" draw:text-style-name="P1" draw:layer="layout" svg:width="0.063cm" svg:height="0.261cm" svg:x="3.492cm" svg:y="7.661cm" svg:viewBox="0 0 64 262" draw:points="0,262 64,262 64,0 0,0">
          <text:p/>
        </draw:polygon>
        <draw:polygon draw:style-name="gr2" draw:text-style-name="P2" draw:layer="layout" svg:width="0.361cm" svg:height="0.261cm" svg:x="3.554cm" svg:y="7.66cm" svg:viewBox="0 0 362 262" draw:points="0,262 362,262 362,0 0,0">
          <text:p/>
        </draw:polygon>
        <draw:polygon draw:style-name="gr3" draw:text-style-name="P3" draw:layer="layout" svg:width="0.028cm" svg:height="0cm" svg:x="3.43cm" svg:y="7.794cm" svg:viewBox="0 0 29 0" draw:points="29,0 0,0">
          <text:p/>
        </draw:polygon>
        <draw:polygon draw:style-name="gr1" draw:text-style-name="P1" draw:layer="layout" svg:width="0.063cm" svg:height="0.261cm" svg:x="1.521cm" svg:y="7.66cm" svg:viewBox="0 0 64 262" draw:points="0,262 64,262 64,0 0,0">
          <text:p/>
        </draw:polygon>
        <draw:polygon draw:style-name="gr2" draw:text-style-name="P2" draw:layer="layout" svg:width="0.361cm" svg:height="0.261cm" svg:x="1.583cm" svg:y="7.659cm" svg:viewBox="0 0 362 262" draw:points="0,262 362,262 362,0 0,0">
          <text:p/>
        </draw:polygon>
        <draw:polygon draw:style-name="gr1" draw:text-style-name="P1" draw:layer="layout" svg:width="0.772cm" svg:height="0.261cm" svg:x="1.587cm" svg:y="7.335cm" svg:viewBox="0 0 773 262" draw:points="0,262 773,262 773,0 0,0">
          <text:p/>
        </draw:polygon>
        <draw:polygon draw:style-name="gr1" draw:text-style-name="P1" draw:layer="layout" svg:width="0.772cm" svg:height="0.261cm" svg:x="3.578cm" svg:y="7.336cm" svg:viewBox="0 0 773 262" draw:points="0,262 773,262 773,0 0,0">
          <text:p/>
        </draw:polygon>
        <draw:polygon draw:style-name="gr4" draw:text-style-name="P4" xml:id="id2" draw:id="id2" draw:layer="layout" svg:width="1.541cm" svg:height="0.261cm" svg:x="2.356cm" svg:y="7.334cm" svg:viewBox="0 0 1542 262" draw:points="0,262 1542,262 1542,0 0,0">
          <text:p/>
        </draw:polygon>
        <draw:polygon draw:style-name="gr1" draw:text-style-name="P1" draw:layer="layout" svg:width="0.152cm" svg:height="0.261cm" svg:x="2.363cm" svg:y="7.009cm" svg:viewBox="0 0 153 262" draw:points="0,262 153,262 153,0 0,0">
          <text:p/>
        </draw:polygon>
        <draw:polygon draw:style-name="gr2" draw:text-style-name="P2" draw:layer="layout" svg:width="1.293cm" svg:height="0.261cm" svg:x="2.511cm" svg:y="7.009cm" svg:viewBox="0 0 1294 262" draw:points="0,262 1294,262 1294,0 0,0">
          <text:p/>
        </draw:polygon>
        <draw:polygon draw:style-name="gr1" draw:text-style-name="P1" draw:layer="layout" svg:width="0.146cm" svg:height="0.261cm" svg:x="2.516cm" svg:y="6.679cm" svg:viewBox="0 0 147 262" draw:points="0,262 147,262 147,0 0,0">
          <text:p/>
        </draw:polygon>
        <draw:polygon draw:style-name="gr2" draw:text-style-name="P2" draw:layer="layout" svg:width="1.293cm" svg:height="0.261cm" svg:x="2.658cm" svg:y="6.678cm" svg:viewBox="0 0 1294 262" draw:points="0,262 1294,262 1294,0 0,0">
          <text:p/>
        </draw:polygon>
        <draw:polygon draw:style-name="gr1" draw:text-style-name="P1" draw:layer="layout" svg:width="0.334cm" svg:height="0.261cm" svg:x="2.664cm" svg:y="6.354cm" svg:viewBox="0 0 335 262" draw:points="0,262 335,262 335,0 0,0">
          <text:p/>
        </draw:polygon>
        <draw:polygon draw:style-name="gr2" draw:text-style-name="P2" draw:layer="layout" svg:width="1.413cm" svg:height="0.261cm" svg:x="2.997cm" svg:y="6.353cm" svg:viewBox="0 0 1414 262" draw:points="0,262 1414,262 1414,0 0,0">
          <text:p/>
        </draw:polygon>
        <draw:polygon draw:style-name="gr1" draw:text-style-name="P1" draw:layer="layout" svg:width="0.328cm" svg:height="0.261cm" svg:x="3.001cm" svg:y="6.026cm" svg:viewBox="0 0 329 262" draw:points="0,262 329,262 329,0 0,0">
          <text:p/>
        </draw:polygon>
        <draw:polygon draw:style-name="gr2" draw:text-style-name="P2" draw:layer="layout" svg:width="1.395cm" svg:height="0.261cm" svg:x="3.326cm" svg:y="6.026cm" svg:viewBox="0 0 1396 262" draw:points="0,262 1396,262 1396,0 0,0">
          <text:p/>
        </draw:polygon>
        <draw:polygon draw:style-name="gr1" draw:text-style-name="P1" draw:layer="layout" svg:width="0.042cm" svg:height="0.261cm" svg:x="3.33cm" svg:y="5.698cm" svg:viewBox="0 0 43 262" draw:points="0,262 43,262 43,0 0,0">
          <text:p/>
        </draw:polygon>
        <draw:polygon draw:style-name="gr2" draw:text-style-name="P2" draw:layer="layout" svg:width="0.57cm" svg:height="0.261cm" svg:x="3.372cm" svg:y="5.698cm" svg:viewBox="0 0 571 262" draw:points="0,262 571,262 571,0 0,0">
          <text:p/>
        </draw:polygon>
        <draw:polygon draw:style-name="gr1" draw:text-style-name="P1" draw:layer="layout" svg:width="0.107cm" svg:height="0.261cm" svg:x="3.376cm" svg:y="5.373cm" svg:viewBox="0 0 108 262" draw:points="0,262 108,262 108,0 0,0">
          <text:p/>
        </draw:polygon>
        <draw:polygon draw:style-name="gr2" draw:text-style-name="P2" draw:layer="layout" svg:width="0.516cm" svg:height="0.261cm" svg:x="3.481cm" svg:y="5.373cm" svg:viewBox="0 0 517 262" draw:points="0,262 517,262 517,0 0,0">
          <text:p/>
        </draw:polygon>
        <draw:line draw:style-name="gr5" draw:text-style-name="P5" draw:layer="layout" svg:x1="2.11cm" svg:y1="8.118cm" svg:x2="2.11cm" svg:y2="4.848cm">
          <text:p/>
        </draw:line>
        <draw:polygon draw:style-name="gr3" draw:text-style-name="P6" draw:layer="layout" svg:width="0cm" svg:height="0.099cm" svg:x="2.11cm" svg:y="8.118cm" svg:viewBox="0 0 0 100" draw:points="0,0 0,100">
          <text:p/>
        </draw:polygon>
        <draw:line draw:style-name="gr6" draw:text-style-name="P5" draw:layer="layout" svg:x1="2.11cm" svg:y1="8.118cm" svg:x2="2.11cm" svg:y2="8.218cm">
          <text:p/>
        </draw:line>
        <draw:line draw:style-name="gr5" draw:text-style-name="P5" draw:layer="layout" svg:x1="2.7cm" svg:y1="8.118cm" svg:x2="2.7cm" svg:y2="4.848cm">
          <text:p/>
        </draw:line>
        <draw:polygon draw:style-name="gr3" draw:text-style-name="P6" draw:layer="layout" svg:width="0cm" svg:height="0.099cm" svg:x="2.7cm" svg:y="8.118cm" svg:viewBox="0 0 0 100" draw:points="0,0 0,100">
          <text:p/>
        </draw:polygon>
        <draw:line draw:style-name="gr6" draw:text-style-name="P5" draw:layer="layout" svg:x1="2.7cm" svg:y1="8.118cm" svg:x2="2.7cm" svg:y2="8.218cm">
          <text:p/>
        </draw:line>
        <draw:line draw:style-name="gr5" draw:text-style-name="P5" draw:layer="layout" svg:x1="3.289cm" svg:y1="8.118cm" svg:x2="3.289cm" svg:y2="4.848cm">
          <text:p/>
        </draw:line>
        <draw:polygon draw:style-name="gr3" draw:text-style-name="P6" draw:layer="layout" svg:width="0cm" svg:height="0.099cm" svg:x="3.289cm" svg:y="8.118cm" svg:viewBox="0 0 0 100" draw:points="0,0 0,100">
          <text:p/>
        </draw:polygon>
        <draw:line draw:style-name="gr6" draw:text-style-name="P5" draw:layer="layout" svg:x1="3.289cm" svg:y1="8.118cm" svg:x2="3.289cm" svg:y2="8.218cm">
          <text:p/>
        </draw:line>
        <draw:line draw:style-name="gr5" draw:text-style-name="P5" draw:layer="layout" svg:x1="3.878cm" svg:y1="8.118cm" svg:x2="3.878cm" svg:y2="4.848cm">
          <text:p/>
        </draw:line>
        <draw:polygon draw:style-name="gr3" draw:text-style-name="P6" draw:layer="layout" svg:width="0cm" svg:height="0.099cm" svg:x="3.878cm" svg:y="8.118cm" svg:viewBox="0 0 0 100" draw:points="0,0 0,100">
          <text:p/>
        </draw:polygon>
        <draw:line draw:style-name="gr6" draw:text-style-name="P5" draw:layer="layout" svg:x1="3.878cm" svg:y1="8.118cm" svg:x2="3.878cm" svg:y2="8.218cm">
          <text:p/>
        </draw:line>
        <draw:line draw:style-name="gr5" draw:text-style-name="P5" draw:layer="layout" svg:x1="4.467cm" svg:y1="8.118cm" svg:x2="4.467cm" svg:y2="4.848cm">
          <text:p/>
        </draw:line>
        <draw:polygon draw:style-name="gr3" draw:text-style-name="P6" draw:layer="layout" svg:width="0cm" svg:height="0.099cm" svg:x="4.467cm" svg:y="8.118cm" svg:viewBox="0 0 0 100" draw:points="0,0 0,100">
          <text:p/>
        </draw:polygon>
        <draw:line draw:style-name="gr6" draw:text-style-name="P5" draw:layer="layout" svg:x1="4.467cm" svg:y1="8.118cm" svg:x2="4.467cm" svg:y2="8.218cm">
          <text:p/>
        </draw:line>
        <draw:line draw:style-name="gr7" draw:text-style-name="P5" draw:layer="layout" svg:x1="1.519cm" svg:y1="8.118cm" svg:x2="3.145cm" svg:y2="8.118cm">
          <text:p/>
        </draw:line>
        <draw:line draw:style-name="gr5" draw:text-style-name="P5" draw:layer="layout" svg:x1="1.519cm" svg:y1="7.791cm" svg:x2="8.867cm" svg:y2="7.791cm">
          <text:p/>
        </draw:line>
        <draw:polygon draw:style-name="gr1" draw:text-style-name="P1" draw:layer="layout" svg:width="0.772cm" svg:height="0.261cm" svg:x="5.571cm" svg:y="7.336cm" svg:viewBox="0 0 773 262" draw:points="0,262 773,262 773,0 0,0">
          <text:p/>
        </draw:polygon>
        <draw:polygon draw:style-name="gr8" draw:text-style-name="P7" draw:layer="layout" svg:width="1.541cm" svg:height="0.261cm" svg:x="6.341cm" svg:y="7.335cm" svg:viewBox="0 0 1542 262" draw:points="0,262 1542,262 1542,0 0,0">
          <text:p/>
        </draw:polygon>
        <draw:polygon draw:style-name="gr8" draw:text-style-name="P7" draw:layer="layout" svg:width="1.541cm" svg:height="0.261cm" svg:x="4.347cm" svg:y="7.335cm" svg:viewBox="0 0 1542 262" draw:points="0,262 1542,262 1542,0 0,0">
          <text:p/>
        </draw:polygon>
        <draw:line draw:style-name="gr5" draw:text-style-name="P5" draw:layer="layout" svg:x1="1.519cm" svg:y1="7.464cm" svg:x2="8.867cm" svg:y2="7.464cm">
          <text:p/>
        </draw:line>
        <draw:polygon draw:style-name="gr1" draw:text-style-name="P1" draw:layer="layout" svg:width="0.152cm" svg:height="0.261cm" svg:x="4.354cm" svg:y="7.01cm" svg:viewBox="0 0 153 262" draw:points="0,262 153,262 153,0 0,0">
          <text:p/>
        </draw:polygon>
        <draw:polygon draw:style-name="gr2" draw:text-style-name="P2" draw:layer="layout" svg:width="1.293cm" svg:height="0.261cm" svg:x="4.502cm" svg:y="7.01cm" svg:viewBox="0 0 1294 262" draw:points="0,262 1294,262 1294,0 0,0">
          <text:p/>
        </draw:polygon>
        <draw:line draw:style-name="gr5" draw:text-style-name="P5" draw:layer="layout" svg:x1="1.519cm" svg:y1="7.137cm" svg:x2="8.867cm" svg:y2="7.137cm">
          <text:p/>
        </draw:line>
        <draw:polygon draw:style-name="gr1" draw:text-style-name="P1" draw:layer="layout" svg:width="0.146cm" svg:height="0.261cm" svg:x="4.507cm" svg:y="6.68cm" svg:viewBox="0 0 147 262" draw:points="0,262 147,262 147,0 0,0">
          <text:p/>
        </draw:polygon>
        <draw:polygon draw:style-name="gr2" draw:text-style-name="P2" draw:layer="layout" svg:width="1.293cm" svg:height="0.261cm" svg:x="4.649cm" svg:y="6.679cm" svg:viewBox="0 0 1294 262" draw:points="0,262 1294,262 1294,0 0,0">
          <text:p/>
        </draw:polygon>
        <draw:line draw:style-name="gr5" draw:text-style-name="P5" draw:layer="layout" svg:x1="1.519cm" svg:y1="6.81cm" svg:x2="8.867cm" svg:y2="6.81cm">
          <text:p/>
        </draw:line>
        <draw:polygon draw:style-name="gr1" draw:text-style-name="P1" draw:layer="layout" svg:width="0.334cm" svg:height="0.261cm" svg:x="4.655cm" svg:y="6.355cm" svg:viewBox="0 0 335 262" draw:points="0,262 335,262 335,0 0,0">
          <text:p/>
        </draw:polygon>
        <draw:polygon draw:style-name="gr2" draw:text-style-name="P2" draw:layer="layout" svg:width="1.413cm" svg:height="0.261cm" svg:x="4.988cm" svg:y="6.354cm" svg:viewBox="0 0 1414 262" draw:points="0,262 1414,262 1414,0 0,0">
          <text:p/>
        </draw:polygon>
        <draw:polygon draw:style-name="gr1" draw:text-style-name="P1" draw:layer="layout" svg:width="0.328cm" svg:height="0.261cm" svg:x="4.992cm" svg:y="6.027cm" svg:viewBox="0 0 329 262" draw:points="0,262 329,262 329,0 0,0">
          <text:p/>
        </draw:polygon>
        <draw:polygon draw:style-name="gr2" draw:text-style-name="P2" draw:layer="layout" svg:width="1.395cm" svg:height="0.261cm" svg:x="5.317cm" svg:y="6.027cm" svg:viewBox="0 0 1396 262" draw:points="0,262 1396,262 1396,0 0,0">
          <text:p/>
        </draw:polygon>
        <draw:polygon draw:style-name="gr1" draw:text-style-name="P1" draw:layer="layout" svg:width="0.042cm" svg:height="0.261cm" svg:x="5.316cm" svg:y="5.699cm" svg:viewBox="0 0 43 262" draw:points="0,262 43,262 43,0 0,0">
          <text:p/>
        </draw:polygon>
        <draw:polygon draw:style-name="gr2" draw:text-style-name="P2" draw:layer="layout" svg:width="0.57cm" svg:height="0.261cm" svg:x="5.358cm" svg:y="5.699cm" svg:viewBox="0 0 571 262" draw:points="0,262 571,262 571,0 0,0">
          <text:p/>
        </draw:polygon>
        <draw:polygon draw:style-name="gr1" draw:text-style-name="P1" draw:layer="layout" svg:width="0.107cm" svg:height="0.261cm" svg:x="5.362cm" svg:y="5.374cm" svg:viewBox="0 0 108 262" draw:points="0,262 108,262 108,0 0,0">
          <text:p/>
        </draw:polygon>
        <draw:polygon draw:style-name="gr2" draw:text-style-name="P2" draw:layer="layout" svg:width="0.516cm" svg:height="0.261cm" svg:x="5.467cm" svg:y="5.374cm" svg:viewBox="0 0 517 262" draw:points="0,262 517,262 517,0 0,0">
          <text:p/>
        </draw:polygon>
        <draw:line draw:style-name="gr5" draw:text-style-name="P5" draw:layer="layout" svg:x1="1.519cm" svg:y1="6.483cm" svg:x2="8.848cm" svg:y2="6.483cm">
          <text:p/>
        </draw:line>
        <draw:line draw:style-name="gr5" draw:text-style-name="P5" draw:layer="layout" svg:x1="1.519cm" svg:y1="6.156cm" svg:x2="8.867cm" svg:y2="6.156cm">
          <text:p/>
        </draw:line>
        <draw:line draw:style-name="gr5" draw:text-style-name="P5" draw:layer="layout" svg:x1="1.519cm" svg:y1="5.829cm" svg:x2="8.867cm" svg:y2="5.829cm">
          <text:p/>
        </draw:line>
        <draw:line draw:style-name="gr5" draw:text-style-name="P5" draw:layer="layout" svg:x1="1.519cm" svg:y1="5.502cm" svg:x2="8.867cm" svg:y2="5.502cm">
          <text:p/>
        </draw:line>
        <draw:line draw:style-name="gr5" draw:text-style-name="P5" draw:layer="layout" svg:x1="1.519cm" svg:y1="5.175cm" svg:x2="8.867cm" svg:y2="5.175cm">
          <text:p/>
        </draw:line>
        <draw:line draw:style-name="gr9" draw:text-style-name="P5" draw:layer="layout" svg:x1="8.867cm" svg:y1="8.119cm" svg:x2="8.867cm" svg:y2="4.849cm">
          <text:p/>
        </draw:line>
        <draw:line draw:style-name="gr10" draw:text-style-name="P8" draw:layer="layout" svg:x1="3.496cm" svg:y1="8.206cm" svg:x2="3.496cm" svg:y2="4.849cm">
          <text:p/>
        </draw:line>
        <draw:polygon draw:style-name="gr1" draw:text-style-name="P9" draw:layer="layout" svg:width="0.017cm" svg:height="0.261cm" svg:x="3.488cm" svg:y="5.044cm" svg:viewBox="0 0 18 262" draw:points="18,262 0,262 0,0 18,0">
          <text:p/>
        </draw:polygon>
        <draw:polygon draw:style-name="gr3" draw:text-style-name="P3" draw:layer="layout" svg:width="0cm" svg:height="0.101cm" svg:x="1.517cm" svg:y="8.121cm" svg:viewBox="0 0 0 102" draw:points="0,0 0,102">
          <text:p/>
        </draw:polygon>
        <draw:line draw:style-name="gr6" draw:text-style-name="P8" draw:layer="layout" svg:x1="1.517cm" svg:y1="8.121cm" svg:x2="1.517cm" svg:y2="8.223cm">
          <text:p/>
        </draw:line>
        <draw:polygon draw:style-name="gr3" draw:text-style-name="P3" draw:layer="layout" svg:width="0cm" svg:height="0.101cm" svg:x="2.7cm" svg:y="8.121cm" svg:viewBox="0 0 0 102" draw:points="0,0 0,102">
          <text:p/>
        </draw:polygon>
        <draw:line draw:style-name="gr6" draw:text-style-name="P8" draw:layer="layout" svg:x1="2.7cm" svg:y1="8.121cm" svg:x2="2.7cm" svg:y2="8.223cm">
          <text:p/>
        </draw:line>
        <draw:polygon draw:style-name="gr3" draw:text-style-name="P3" draw:layer="layout" svg:width="0.013cm" svg:height="0cm" svg:x="1.489cm" svg:y="8.12cm" svg:viewBox="0 0 14 0" draw:points="14,0 0,0">
          <text:p/>
        </draw:polygon>
        <draw:line draw:style-name="gr6" draw:text-style-name="P8" draw:layer="layout" svg:x1="1.503cm" svg:y1="8.12cm" svg:x2="1.489cm" svg:y2="8.12cm">
          <text:p/>
        </draw:line>
        <draw:polygon draw:style-name="gr3" draw:text-style-name="P3" draw:layer="layout" svg:width="0.013cm" svg:height="0cm" svg:x="1.489cm" svg:y="7.793cm" svg:viewBox="0 0 14 0" draw:points="14,0 0,0">
          <text:p/>
        </draw:polygon>
        <draw:line draw:style-name="gr6" draw:text-style-name="P8" draw:layer="layout" svg:x1="1.503cm" svg:y1="7.793cm" svg:x2="1.489cm" svg:y2="7.793cm">
          <text:p/>
        </draw:line>
        <draw:polygon draw:style-name="gr3" draw:text-style-name="P3" draw:layer="layout" svg:width="0.013cm" svg:height="0cm" svg:x="1.489cm" svg:y="7.467cm" svg:viewBox="0 0 14 0" draw:points="14,0 0,0">
          <text:p/>
        </draw:polygon>
        <draw:line draw:style-name="gr6" draw:text-style-name="P8" draw:layer="layout" svg:x1="1.503cm" svg:y1="7.467cm" svg:x2="1.489cm" svg:y2="7.467cm">
          <text:p/>
        </draw:line>
        <draw:polygon draw:style-name="gr3" draw:text-style-name="P3" draw:layer="layout" svg:width="0.013cm" svg:height="0cm" svg:x="1.489cm" svg:y="7.141cm" svg:viewBox="0 0 14 0" draw:points="14,0 0,0">
          <text:p/>
        </draw:polygon>
        <draw:line draw:style-name="gr6" draw:text-style-name="P8" draw:layer="layout" svg:x1="1.503cm" svg:y1="7.141cm" svg:x2="1.489cm" svg:y2="7.141cm">
          <text:p/>
        </draw:line>
        <draw:polygon draw:style-name="gr3" draw:text-style-name="P3" draw:layer="layout" svg:width="0.013cm" svg:height="0cm" svg:x="1.489cm" svg:y="6.814cm" svg:viewBox="0 0 14 0" draw:points="14,0 0,0">
          <text:p/>
        </draw:polygon>
        <draw:line draw:style-name="gr6" draw:text-style-name="P8" draw:layer="layout" svg:x1="1.503cm" svg:y1="6.814cm" svg:x2="1.489cm" svg:y2="6.814cm">
          <text:p/>
        </draw:line>
        <draw:polygon draw:style-name="gr3" draw:text-style-name="P3" draw:layer="layout" svg:width="0.013cm" svg:height="0cm" svg:x="1.489cm" svg:y="6.487cm" svg:viewBox="0 0 14 0" draw:points="14,0 0,0">
          <text:p/>
        </draw:polygon>
        <draw:line draw:style-name="gr6" draw:text-style-name="P8" draw:layer="layout" svg:x1="1.503cm" svg:y1="6.487cm" svg:x2="1.489cm" svg:y2="6.487cm">
          <text:p/>
        </draw:line>
        <draw:polygon draw:style-name="gr3" draw:text-style-name="P3" draw:layer="layout" svg:width="0.013cm" svg:height="0cm" svg:x="1.489cm" svg:y="6.161cm" svg:viewBox="0 0 14 0" draw:points="14,0 0,0">
          <text:p/>
        </draw:polygon>
        <draw:line draw:style-name="gr6" draw:text-style-name="P8" draw:layer="layout" svg:x1="1.503cm" svg:y1="6.161cm" svg:x2="1.489cm" svg:y2="6.161cm">
          <text:p/>
        </draw:line>
        <draw:polygon draw:style-name="gr3" draw:text-style-name="P3" draw:layer="layout" svg:width="0.013cm" svg:height="0cm" svg:x="1.489cm" svg:y="5.834cm" svg:viewBox="0 0 14 0" draw:points="14,0 0,0">
          <text:p/>
        </draw:polygon>
        <draw:line draw:style-name="gr6" draw:text-style-name="P8" draw:layer="layout" svg:x1="1.503cm" svg:y1="5.834cm" svg:x2="1.489cm" svg:y2="5.834cm">
          <text:p/>
        </draw:line>
        <draw:polygon draw:style-name="gr3" draw:text-style-name="P3" draw:layer="layout" svg:width="0.013cm" svg:height="0cm" svg:x="1.489cm" svg:y="5.508cm" svg:viewBox="0 0 14 0" draw:points="14,0 0,0">
          <text:p/>
        </draw:polygon>
        <draw:line draw:style-name="gr6" draw:text-style-name="P8" draw:layer="layout" svg:x1="1.503cm" svg:y1="5.508cm" svg:x2="1.489cm" svg:y2="5.508cm">
          <text:p/>
        </draw:line>
        <draw:polygon draw:style-name="gr3" draw:text-style-name="P3" draw:layer="layout" svg:width="0.013cm" svg:height="0cm" svg:x="1.489cm" svg:y="5.182cm" svg:viewBox="0 0 14 0" draw:points="14,0 0,0">
          <text:p/>
        </draw:polygon>
        <draw:line draw:style-name="gr6" draw:text-style-name="P8" draw:layer="layout" svg:x1="1.503cm" svg:y1="5.182cm" svg:x2="1.489cm" svg:y2="5.182cm">
          <text:p/>
        </draw:line>
        <draw:polygon draw:style-name="gr3" draw:text-style-name="P3" draw:layer="layout" svg:width="0.013cm" svg:height="0cm" svg:x="1.489cm" svg:y="4.855cm" svg:viewBox="0 0 14 0" draw:points="14,0 0,0">
          <text:p/>
        </draw:polygon>
        <draw:line draw:style-name="gr6" draw:text-style-name="P8" draw:layer="layout" svg:x1="1.503cm" svg:y1="4.855cm" svg:x2="1.489cm" svg:y2="4.855cm">
          <text:p/>
        </draw:line>
        <draw:line draw:style-name="gr9" draw:text-style-name="P8" draw:layer="layout" svg:x1="1.517cm" svg:y1="8.121cm" svg:x2="1.517cm" svg:y2="4.854cm">
          <text:p/>
        </draw:line>
        <draw:frame draw:style-name="gr11" draw:text-style-name="P11" draw:layer="layout" svg:width="0.885cm" svg:height="0.314cm" svg:x="0.584cm" svg:y="7.66cm">
          <draw:text-box>
            <text:p text:style-name="P10"><text:span text:style-name="T1">HX_IN</text:span></text:p>
          </draw:text-box>
        </draw:frame>
        <draw:frame draw:style-name="gr12" draw:text-style-name="P11" draw:layer="layout" svg:width="1.347cm" svg:height="0.314cm" svg:x="0.12cm" svg:y="7.336cm">
          <draw:text-box>
            <text:p text:style-name="P10"><text:span text:style-name="T1">H</text:span><text:span text:style-name="T1">1</text:span><text:span text:style-name="T1">_</text:span><text:span text:style-name="T1">C</text:span><text:span text:style-name="T1">O</text:span><text:span text:style-name="T1">N</text:span><text:span text:style-name="T1">V</text:span></text:p>
          </draw:text-box>
        </draw:frame>
        <draw:frame draw:style-name="gr13" draw:text-style-name="P11" draw:layer="layout" svg:width="1.281cm" svg:height="0.314cm" svg:x="0.061cm" svg:y="6.844cm">
          <draw:text-box>
            <text:p text:style-name="P10"><text:span text:style-name="T1">H2_</text:span><text:span text:style-name="T1">POO</text:span><text:span text:style-name="T1">L</text:span></text:p>
          </draw:text-box>
        </draw:frame>
        <draw:frame draw:style-name="gr14" draw:text-style-name="P11" draw:layer="layout" svg:width="1.293cm" svg:height="0.314cm" svg:x="0.011cm" svg:y="6.196cm">
          <draw:text-box>
            <text:p text:style-name="P10"><text:span text:style-name="T1">H</text:span><text:span text:style-name="T1">3</text:span><text:span text:style-name="T1">_</text:span><text:span text:style-name="T1">C</text:span><text:span text:style-name="T1">O</text:span><text:span text:style-name="T1">N</text:span><text:span text:style-name="T1">V</text:span></text:p>
          </draw:text-box>
        </draw:frame>
        <draw:frame draw:style-name="gr15" draw:text-style-name="P11" draw:layer="layout" svg:width="1.18cm" svg:height="0.314cm" svg:x="0.298cm" svg:y="5.048cm">
          <draw:text-box>
            <text:p text:style-name="P10"><text:span text:style-name="T1">HY_</text:span><text:span text:style-name="T1">OUT</text:span></text:p>
          </draw:text-box>
        </draw:frame>
        <draw:frame draw:style-name="gr16" draw:text-style-name="P12" draw:layer="layout" svg:width="0.903cm" svg:height="0.314cm" svg:x="0.579cm" svg:y="5.373cm">
          <draw:text-box>
            <text:p><text:span text:style-name="T1">H</text:span><text:span text:style-name="T1">5</text:span><text:span text:style-name="T1">_</text:span><text:span text:style-name="T1">F</text:span><text:span text:style-name="T1">C</text:span></text:p>
          </draw:text-box>
        </draw:frame>
        <draw:custom-shape draw:style-name="gr17" draw:text-style-name="P13" draw:layer="layout" svg:width="0.127cm" svg:height="0.586cm" svg:x="1.331cm" svg:y="6.708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13" draw:layer="layout" svg:width="0.127cm" svg:height="0.561cm" svg:x="1.331cm" svg:y="6.06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olygon draw:style-name="gr3" draw:text-style-name="P6" draw:layer="layout" svg:width="0cm" svg:height="0.099cm" svg:x="4.101cm" svg:y="8.119cm" svg:viewBox="0 0 0 100" draw:points="0,0 0,100">
          <text:p/>
        </draw:polygon>
        <draw:polygon draw:style-name="gr3" draw:text-style-name="P6" draw:layer="layout" svg:width="0cm" svg:height="0.099cm" svg:x="4.691cm" svg:y="8.119cm" svg:viewBox="0 0 0 100" draw:points="0,0 0,100">
          <text:p/>
        </draw:polygon>
        <draw:polygon draw:style-name="gr3" draw:text-style-name="P6" draw:layer="layout" svg:width="0cm" svg:height="0.099cm" svg:x="5.28cm" svg:y="8.119cm" svg:viewBox="0 0 0 100" draw:points="0,0 0,100">
          <text:p/>
        </draw:polygon>
        <draw:polygon draw:style-name="gr3" draw:text-style-name="P6" draw:layer="layout" svg:width="0cm" svg:height="0.099cm" svg:x="5.869cm" svg:y="8.119cm" svg:viewBox="0 0 0 100" draw:points="0,0 0,100">
          <text:p/>
        </draw:polygon>
        <draw:polygon draw:style-name="gr3" draw:text-style-name="P6" draw:layer="layout" svg:width="0cm" svg:height="0.099cm" svg:x="6.458cm" svg:y="8.119cm" svg:viewBox="0 0 0 100" draw:points="0,0 0,100">
          <text:p/>
        </draw:polygon>
        <draw:polygon draw:style-name="gr1" draw:text-style-name="P1" draw:layer="layout" svg:width="0.063cm" svg:height="0.261cm" svg:x="5.485cm" svg:y="7.661cm" svg:viewBox="0 0 64 262" draw:points="0,262 64,262 64,0 0,0">
          <text:p/>
        </draw:polygon>
        <draw:polygon draw:style-name="gr2" draw:text-style-name="P2" draw:layer="layout" svg:width="0.361cm" svg:height="0.261cm" svg:x="5.547cm" svg:y="7.66cm" svg:viewBox="0 0 362 262" draw:points="0,262 362,262 362,0 0,0">
          <text:p/>
        </draw:polygon>
        <draw:polygon draw:style-name="gr3" draw:text-style-name="P3" draw:layer="layout" svg:width="0cm" svg:height="0.101cm" svg:x="3.508cm" svg:y="8.122cm" svg:viewBox="0 0 0 102" draw:points="0,0 0,102">
          <text:p/>
        </draw:polygon>
        <draw:polygon draw:style-name="gr3" draw:text-style-name="P3" draw:layer="layout" svg:width="0cm" svg:height="0.101cm" svg:x="4.691cm" svg:y="8.122cm" svg:viewBox="0 0 0 102" draw:points="0,0 0,102">
          <text:p/>
        </draw:polygon>
        <draw:polygon draw:style-name="gr3" draw:text-style-name="P3" draw:layer="layout" svg:width="0.028cm" svg:height="0cm" svg:x="3.45cm" svg:y="8.121cm" svg:viewBox="0 0 29 0" draw:points="29,0 0,0">
          <text:p/>
        </draw:polygon>
        <draw:polygon draw:style-name="gr3" draw:text-style-name="P3" draw:layer="layout" svg:width="0.028cm" svg:height="0cm" svg:x="3.45cm" svg:y="7.468cm" svg:viewBox="0 0 29 0" draw:points="29,0 0,0">
          <text:p/>
        </draw:polygon>
        <draw:polygon draw:style-name="gr3" draw:text-style-name="P3" draw:layer="layout" svg:width="0.028cm" svg:height="0cm" svg:x="3.45cm" svg:y="7.142cm" svg:viewBox="0 0 29 0" draw:points="29,0 0,0">
          <text:p/>
        </draw:polygon>
        <draw:polygon draw:style-name="gr3" draw:text-style-name="P3" draw:layer="layout" svg:width="0.028cm" svg:height="0cm" svg:x="3.45cm" svg:y="6.815cm" svg:viewBox="0 0 29 0" draw:points="29,0 0,0">
          <text:p/>
        </draw:polygon>
        <draw:polygon draw:style-name="gr3" draw:text-style-name="P3" draw:layer="layout" svg:width="0.028cm" svg:height="0cm" svg:x="3.45cm" svg:y="6.488cm" svg:viewBox="0 0 29 0" draw:points="29,0 0,0">
          <text:p/>
        </draw:polygon>
        <draw:polygon draw:style-name="gr3" draw:text-style-name="P3" draw:layer="layout" svg:width="0.028cm" svg:height="0cm" svg:x="3.45cm" svg:y="6.162cm" svg:viewBox="0 0 29 0" draw:points="29,0 0,0">
          <text:p/>
        </draw:polygon>
        <draw:polygon draw:style-name="gr3" draw:text-style-name="P3" draw:layer="layout" svg:width="0.028cm" svg:height="0cm" svg:x="3.45cm" svg:y="5.835cm" svg:viewBox="0 0 29 0" draw:points="29,0 0,0">
          <text:p/>
        </draw:polygon>
        <draw:polygon draw:style-name="gr3" draw:text-style-name="P3" draw:layer="layout" svg:width="0.028cm" svg:height="0cm" svg:x="3.45cm" svg:y="5.509cm" svg:viewBox="0 0 29 0" draw:points="29,0 0,0">
          <text:p/>
        </draw:polygon>
        <draw:polygon draw:style-name="gr3" draw:text-style-name="P3" draw:layer="layout" svg:width="0.028cm" svg:height="0cm" svg:x="3.45cm" svg:y="5.183cm" svg:viewBox="0 0 29 0" draw:points="29,0 0,0">
          <text:p/>
        </draw:polygon>
        <draw:polygon draw:style-name="gr3" draw:text-style-name="P3" draw:layer="layout" svg:width="0.028cm" svg:height="0cm" svg:x="3.45cm" svg:y="4.856cm" svg:viewBox="0 0 29 0" draw:points="29,0 0,0">
          <text:p/>
        </draw:polygon>
        <draw:polygon draw:style-name="gr3" draw:text-style-name="P6" draw:layer="layout" svg:width="0cm" svg:height="0.099cm" svg:x="6.094cm" svg:y="8.119cm" svg:viewBox="0 0 0 100" draw:points="0,0 0,100">
          <text:p/>
        </draw:polygon>
        <draw:polygon draw:style-name="gr3" draw:text-style-name="P6" draw:layer="layout" svg:width="0cm" svg:height="0.099cm" svg:x="6.684cm" svg:y="8.119cm" svg:viewBox="0 0 0 100" draw:points="0,0 0,100">
          <text:p/>
        </draw:polygon>
        <draw:polygon draw:style-name="gr3" draw:text-style-name="P6" draw:layer="layout" svg:width="0cm" svg:height="0.099cm" svg:x="7.273cm" svg:y="8.119cm" svg:viewBox="0 0 0 100" draw:points="0,0 0,100">
          <text:p/>
        </draw:polygon>
        <draw:polygon draw:style-name="gr3" draw:text-style-name="P6" draw:layer="layout" svg:width="0cm" svg:height="0.099cm" svg:x="7.862cm" svg:y="8.119cm" svg:viewBox="0 0 0 100" draw:points="0,0 0,100">
          <text:p/>
        </draw:polygon>
        <draw:polygon draw:style-name="gr3" draw:text-style-name="P6" draw:layer="layout" svg:width="0cm" svg:height="0.099cm" svg:x="8.451cm" svg:y="8.119cm" svg:viewBox="0 0 0 100" draw:points="0,0 0,100">
          <text:p/>
        </draw:polygon>
        <draw:polygon draw:style-name="gr3" draw:text-style-name="P3" draw:layer="layout" svg:width="0cm" svg:height="0.101cm" svg:x="5.501cm" svg:y="8.122cm" svg:viewBox="0 0 0 102" draw:points="0,0 0,102">
          <text:p/>
        </draw:polygon>
        <draw:polygon draw:style-name="gr3" draw:text-style-name="P6" draw:layer="layout" svg:width="0cm" svg:height="0.099cm" svg:x="4.467cm" svg:y="8.118cm" svg:viewBox="0 0 0 100" draw:points="0,0 0,100">
          <text:p/>
        </draw:polygon>
        <draw:line draw:style-name="gr5" draw:text-style-name="P5" draw:layer="layout" svg:x1="5.057cm" svg:y1="8.118cm" svg:x2="5.057cm" svg:y2="4.848cm">
          <text:p/>
        </draw:line>
        <draw:polygon draw:style-name="gr3" draw:text-style-name="P6" draw:layer="layout" svg:width="0cm" svg:height="0.099cm" svg:x="5.057cm" svg:y="8.118cm" svg:viewBox="0 0 0 100" draw:points="0,0 0,100">
          <text:p/>
        </draw:polygon>
        <draw:line draw:style-name="gr6" draw:text-style-name="P5" draw:layer="layout" svg:x1="5.057cm" svg:y1="8.118cm" svg:x2="5.057cm" svg:y2="8.218cm">
          <text:p/>
        </draw:line>
        <draw:line draw:style-name="gr5" draw:text-style-name="P5" draw:layer="layout" svg:x1="5.646cm" svg:y1="8.118cm" svg:x2="5.646cm" svg:y2="4.848cm">
          <text:p/>
        </draw:line>
        <draw:polygon draw:style-name="gr3" draw:text-style-name="P6" draw:layer="layout" svg:width="0cm" svg:height="0.099cm" svg:x="5.646cm" svg:y="8.118cm" svg:viewBox="0 0 0 100" draw:points="0,0 0,100">
          <text:p/>
        </draw:polygon>
        <draw:line draw:style-name="gr6" draw:text-style-name="P5" draw:layer="layout" svg:x1="5.646cm" svg:y1="8.118cm" svg:x2="5.646cm" svg:y2="8.218cm">
          <text:p/>
        </draw:line>
        <draw:line draw:style-name="gr5" draw:text-style-name="P5" draw:layer="layout" svg:x1="6.235cm" svg:y1="8.118cm" svg:x2="6.235cm" svg:y2="4.848cm">
          <text:p/>
        </draw:line>
        <draw:polygon draw:style-name="gr3" draw:text-style-name="P6" draw:layer="layout" svg:width="0cm" svg:height="0.099cm" svg:x="6.235cm" svg:y="8.118cm" svg:viewBox="0 0 0 100" draw:points="0,0 0,100">
          <text:p/>
        </draw:polygon>
        <draw:line draw:style-name="gr6" draw:text-style-name="P5" draw:layer="layout" svg:x1="6.235cm" svg:y1="8.118cm" svg:x2="6.235cm" svg:y2="8.218cm">
          <text:p/>
        </draw:line>
        <draw:line draw:style-name="gr5" draw:text-style-name="P5" draw:layer="layout" svg:x1="6.824cm" svg:y1="8.118cm" svg:x2="6.824cm" svg:y2="4.848cm">
          <text:p/>
        </draw:line>
        <draw:polygon draw:style-name="gr3" draw:text-style-name="P6" draw:layer="layout" svg:width="0cm" svg:height="0.099cm" svg:x="6.824cm" svg:y="8.118cm" svg:viewBox="0 0 0 100" draw:points="0,0 0,100">
          <text:p/>
        </draw:polygon>
        <draw:line draw:style-name="gr6" draw:text-style-name="P5" draw:layer="layout" svg:x1="6.824cm" svg:y1="8.118cm" svg:x2="6.824cm" svg:y2="8.218cm">
          <text:p/>
        </draw:line>
        <draw:polygon draw:style-name="gr3" draw:text-style-name="P3" draw:layer="layout" svg:width="0cm" svg:height="0.101cm" svg:x="5.057cm" svg:y="8.121cm" svg:viewBox="0 0 0 102" draw:points="0,0 0,102">
          <text:p/>
        </draw:polygon>
        <draw:line draw:style-name="gr6" draw:text-style-name="P8" draw:layer="layout" svg:x1="5.057cm" svg:y1="8.121cm" svg:x2="5.057cm" svg:y2="8.223cm">
          <text:p/>
        </draw:line>
        <draw:polygon draw:style-name="gr3" draw:text-style-name="P6" draw:layer="layout" svg:width="0cm" svg:height="0.099cm" svg:x="6.458cm" svg:y="8.119cm" svg:viewBox="0 0 0 100" draw:points="0,0 0,100">
          <text:p/>
        </draw:polygon>
        <draw:polygon draw:style-name="gr3" draw:text-style-name="P6" draw:layer="layout" svg:width="0cm" svg:height="0.099cm" svg:x="7.048cm" svg:y="8.119cm" svg:viewBox="0 0 0 100" draw:points="0,0 0,100">
          <text:p/>
        </draw:polygon>
        <draw:polygon draw:style-name="gr3" draw:text-style-name="P3" draw:layer="layout" svg:width="0cm" svg:height="0.101cm" svg:x="5.865cm" svg:y="8.122cm" svg:viewBox="0 0 0 102" draw:points="0,0 0,102">
          <text:p/>
        </draw:polygon>
        <draw:polygon draw:style-name="gr3" draw:text-style-name="P3" draw:layer="layout" svg:width="0cm" svg:height="0.101cm" svg:x="7.048cm" svg:y="8.122cm" svg:viewBox="0 0 0 102" draw:points="0,0 0,102">
          <text:p/>
        </draw:polygon>
        <draw:polygon draw:style-name="gr3" draw:text-style-name="P3" draw:layer="layout" svg:width="0.028cm" svg:height="0cm" svg:x="5.807cm" svg:y="8.121cm" svg:viewBox="0 0 29 0" draw:points="29,0 0,0">
          <text:p/>
        </draw:polygon>
        <draw:polygon draw:style-name="gr3" draw:text-style-name="P3" draw:layer="layout" svg:width="0.028cm" svg:height="0cm" svg:x="5.807cm" svg:y="4.856cm" svg:viewBox="0 0 29 0" draw:points="29,0 0,0">
          <text:p/>
        </draw:polygon>
        <draw:polygon draw:style-name="gr3" draw:text-style-name="P6" draw:layer="layout" svg:width="0cm" svg:height="0.099cm" svg:x="6.824cm" svg:y="8.118cm" svg:viewBox="0 0 0 100" draw:points="0,0 0,100">
          <text:p/>
        </draw:polygon>
        <draw:line draw:style-name="gr5" draw:text-style-name="P5" draw:layer="layout" svg:x1="7.414cm" svg:y1="8.118cm" svg:x2="7.414cm" svg:y2="4.848cm">
          <text:p/>
        </draw:line>
        <draw:polygon draw:style-name="gr3" draw:text-style-name="P6" draw:layer="layout" svg:width="0cm" svg:height="0.099cm" svg:x="7.414cm" svg:y="8.118cm" svg:viewBox="0 0 0 100" draw:points="0,0 0,100">
          <text:p/>
        </draw:polygon>
        <draw:line draw:style-name="gr6" draw:text-style-name="P5" draw:layer="layout" svg:x1="7.414cm" svg:y1="8.118cm" svg:x2="7.414cm" svg:y2="8.218cm">
          <text:p/>
        </draw:line>
        <draw:line draw:style-name="gr5" draw:text-style-name="P5" draw:layer="layout" svg:x1="8.003cm" svg:y1="8.118cm" svg:x2="8.003cm" svg:y2="4.848cm">
          <text:p/>
        </draw:line>
        <draw:polygon draw:style-name="gr3" draw:text-style-name="P6" draw:layer="layout" svg:width="0cm" svg:height="0.099cm" svg:x="8.003cm" svg:y="8.118cm" svg:viewBox="0 0 0 100" draw:points="0,0 0,100">
          <text:p/>
        </draw:polygon>
        <draw:line draw:style-name="gr6" draw:text-style-name="P5" draw:layer="layout" svg:x1="8.003cm" svg:y1="8.118cm" svg:x2="8.003cm" svg:y2="8.218cm">
          <text:p/>
        </draw:line>
        <draw:line draw:style-name="gr5" draw:text-style-name="P5" draw:layer="layout" svg:x1="8.592cm" svg:y1="8.118cm" svg:x2="8.592cm" svg:y2="4.848cm">
          <text:p/>
        </draw:line>
        <draw:polygon draw:style-name="gr3" draw:text-style-name="P6" draw:layer="layout" svg:width="0cm" svg:height="0.099cm" svg:x="8.592cm" svg:y="8.118cm" svg:viewBox="0 0 0 100" draw:points="0,0 0,100">
          <text:p/>
        </draw:polygon>
        <draw:line draw:style-name="gr6" draw:text-style-name="P5" draw:layer="layout" svg:x1="8.592cm" svg:y1="8.118cm" svg:x2="8.592cm" svg:y2="8.218cm">
          <text:p/>
        </draw:line>
        <draw:polygon draw:style-name="gr3" draw:text-style-name="P3" draw:layer="layout" svg:width="0cm" svg:height="0.101cm" svg:x="7.414cm" svg:y="8.121cm" svg:viewBox="0 0 0 102" draw:points="0,0 0,102">
          <text:p/>
        </draw:polygon>
        <draw:polygon draw:style-name="gr3" draw:text-style-name="P6" draw:layer="layout" svg:width="0cm" svg:height="0.099cm" svg:x="8.815cm" svg:y="8.119cm" svg:viewBox="0 0 0 100" draw:points="0,0 0,100">
          <text:p/>
        </draw:polygon>
        <draw:polygon draw:style-name="gr3" draw:text-style-name="P3" draw:layer="layout" svg:width="0cm" svg:height="0.101cm" svg:x="8.222cm" svg:y="8.122cm" svg:viewBox="0 0 0 102" draw:points="0,0 0,102">
          <text:p/>
        </draw:polygon>
        <draw:polygon draw:style-name="gr3" draw:text-style-name="P3" draw:layer="layout" svg:width="0.028cm" svg:height="0cm" svg:x="8.164cm" svg:y="8.121cm" svg:viewBox="0 0 29 0" draw:points="29,0 0,0">
          <text:p/>
        </draw:polygon>
        <draw:polygon draw:style-name="gr3" draw:text-style-name="P3" draw:layer="layout" svg:width="0.028cm" svg:height="0cm" svg:x="8.164cm" svg:y="4.856cm" svg:viewBox="0 0 29 0" draw:points="29,0 0,0">
          <text:p/>
        </draw:polygon>
        <draw:line draw:style-name="gr9" draw:text-style-name="P5" draw:layer="layout" svg:x1="1.519cm" svg:y1="8.118cm" svg:x2="8.867cm" svg:y2="8.118cm">
          <text:p/>
        </draw:line>
        <draw:line draw:style-name="gr9" draw:text-style-name="P5" draw:layer="layout" svg:x1="1.519cm" svg:y1="4.848cm" svg:x2="8.867cm" svg:y2="4.848cm">
          <text:p/>
        </draw:line>
        <draw:frame draw:style-name="gr19" draw:text-style-name="P14" draw:layer="layout" svg:width="1.737cm" svg:height="0.381cm" svg:x="4.499cm" svg:y="8.558cm">
          <draw:text-box>
            <text:p text:style-name="P10"><text:span text:style-name="T2">S</text:span><text:span text:style-name="T2">c</text:span><text:span text:style-name="T2">h</text:span><text:span text:style-name="T2">e</text:span><text:span text:style-name="T2">d</text:span><text:span text:style-name="T2">u</text:span><text:span text:style-name="T2">l</text:span><text:span text:style-name="T2">e</text:span><text:span text:style-name="T2"> </text:span><text:span text:style-name="T2">(</text:span><text:span text:style-name="T2">m</text:span><text:span text:style-name="T2">s</text:span><text:span text:style-name="T2">)</text:span></text:p>
          </draw:text-box>
        </draw:frame>
        <draw:frame draw:style-name="gr20" draw:text-style-name="P11" draw:layer="layout" svg:width="0.15cm" svg:height="0.339cm" svg:x="1.451cm" svg:y="8.23cm">
          <draw:text-box>
            <text:p text:style-name="P10"><text:span text:style-name="T1">0</text:span></text:p>
          </draw:text-box>
        </draw:frame>
        <draw:frame draw:style-name="gr20" draw:text-style-name="P11" draw:layer="layout" svg:width="0.15cm" svg:height="0.339cm" svg:x="2.628cm" svg:y="8.23cm">
          <draw:text-box>
            <text:p text:style-name="P10"><text:span text:style-name="T1">1</text:span></text:p>
          </draw:text-box>
        </draw:frame>
        <draw:frame draw:style-name="gr21" draw:text-style-name="P11" draw:layer="layout" svg:width="0.149cm" svg:height="0.339cm" svg:x="3.808cm" svg:y="8.23cm">
          <draw:text-box>
            <text:p text:style-name="P10"><text:span text:style-name="T1">2</text:span></text:p>
          </draw:text-box>
        </draw:frame>
        <draw:frame draw:style-name="gr22" draw:text-style-name="P11" draw:layer="layout" svg:width="0.151cm" svg:height="0.339cm" svg:x="4.984cm" svg:y="8.23cm">
          <draw:text-box>
            <text:p text:style-name="P10"><text:span text:style-name="T1">3</text:span></text:p>
          </draw:text-box>
        </draw:frame>
        <draw:frame draw:style-name="gr22" draw:text-style-name="P11" draw:layer="layout" svg:width="0.151cm" svg:height="0.339cm" svg:x="6.159cm" svg:y="8.231cm">
          <draw:text-box>
            <text:p text:style-name="P10"><text:span text:style-name="T1">4</text:span></text:p>
          </draw:text-box>
        </draw:frame>
        <draw:frame draw:style-name="gr23" draw:text-style-name="P11" draw:layer="layout" svg:width="0.298cm" svg:height="0.339cm" svg:x="7.339cm" svg:y="8.231cm">
          <draw:text-box>
            <text:p text:style-name="P10"><text:span text:style-name="T1">5</text:span></text:p>
          </draw:text-box>
        </draw:frame>
        <draw:frame draw:style-name="gr24" draw:text-style-name="P11" draw:layer="layout" svg:width="0.299cm" svg:height="0.339cm" svg:x="8.516cm" svg:y="8.231cm">
          <draw:text-box>
            <text:p text:style-name="P10"><text:span text:style-name="T1">6</text:span></text:p>
          </draw:text-box>
        </draw:frame>
        <draw:polygon draw:style-name="gr3" draw:text-style-name="P3" draw:layer="layout" svg:width="0.028cm" svg:height="0cm" svg:x="5.422cm" svg:y="7.794cm" svg:viewBox="0 0 29 0" draw:points="29,0 0,0">
          <text:p/>
        </draw:polygon>
        <draw:line draw:style-name="gr10" draw:text-style-name="P8" draw:layer="layout" svg:x1="5.488cm" svg:y1="8.206cm" svg:x2="5.488cm" svg:y2="4.849cm">
          <text:p/>
        </draw:line>
        <draw:polygon draw:style-name="gr1" draw:text-style-name="P9" draw:layer="layout" svg:width="0.017cm" svg:height="0.261cm" svg:x="5.48cm" svg:y="5.044cm" svg:viewBox="0 0 18 262" draw:points="18,262 0,262 0,0 18,0">
          <text:p/>
        </draw:polygon>
        <draw:polygon draw:style-name="gr3" draw:text-style-name="P3" draw:layer="layout" svg:width="0cm" svg:height="0.101cm" svg:x="5.5cm" svg:y="8.122cm" svg:viewBox="0 0 0 102" draw:points="0,0 0,102">
          <text:p/>
        </draw:polygon>
        <draw:polygon draw:style-name="gr3" draw:text-style-name="P3" draw:layer="layout" svg:width="0.028cm" svg:height="0cm" svg:x="5.442cm" svg:y="8.121cm" svg:viewBox="0 0 29 0" draw:points="29,0 0,0">
          <text:p/>
        </draw:polygon>
        <draw:polygon draw:style-name="gr3" draw:text-style-name="P3" draw:layer="layout" svg:width="0.028cm" svg:height="0cm" svg:x="5.442cm" svg:y="7.468cm" svg:viewBox="0 0 29 0" draw:points="29,0 0,0">
          <text:p/>
        </draw:polygon>
        <draw:polygon draw:style-name="gr3" draw:text-style-name="P3" draw:layer="layout" svg:width="0.028cm" svg:height="0cm" svg:x="5.442cm" svg:y="7.142cm" svg:viewBox="0 0 29 0" draw:points="29,0 0,0">
          <text:p/>
        </draw:polygon>
        <draw:polygon draw:style-name="gr3" draw:text-style-name="P3" draw:layer="layout" svg:width="0.028cm" svg:height="0cm" svg:x="5.442cm" svg:y="6.815cm" svg:viewBox="0 0 29 0" draw:points="29,0 0,0">
          <text:p/>
        </draw:polygon>
        <draw:polygon draw:style-name="gr3" draw:text-style-name="P3" draw:layer="layout" svg:width="0.028cm" svg:height="0cm" svg:x="5.442cm" svg:y="6.488cm" svg:viewBox="0 0 29 0" draw:points="29,0 0,0">
          <text:p/>
        </draw:polygon>
        <draw:polygon draw:style-name="gr3" draw:text-style-name="P3" draw:layer="layout" svg:width="0.028cm" svg:height="0cm" svg:x="5.442cm" svg:y="6.162cm" svg:viewBox="0 0 29 0" draw:points="29,0 0,0">
          <text:p/>
        </draw:polygon>
        <draw:polygon draw:style-name="gr3" draw:text-style-name="P3" draw:layer="layout" svg:width="0.028cm" svg:height="0cm" svg:x="5.437cm" svg:y="5.835cm" svg:viewBox="0 0 29 0" draw:points="29,0 0,0">
          <text:p/>
        </draw:polygon>
        <draw:polygon draw:style-name="gr3" draw:text-style-name="P3" draw:layer="layout" svg:width="0.028cm" svg:height="0cm" svg:x="5.437cm" svg:y="5.509cm" svg:viewBox="0 0 29 0" draw:points="29,0 0,0">
          <text:p/>
        </draw:polygon>
        <draw:polygon draw:style-name="gr3" draw:text-style-name="P3" draw:layer="layout" svg:width="0.028cm" svg:height="0cm" svg:x="5.442cm" svg:y="5.183cm" svg:viewBox="0 0 29 0" draw:points="29,0 0,0">
          <text:p/>
        </draw:polygon>
        <draw:polygon draw:style-name="gr3" draw:text-style-name="P3" draw:layer="layout" svg:width="0.028cm" svg:height="0cm" svg:x="5.442cm" svg:y="4.856cm" svg:viewBox="0 0 29 0" draw:points="29,0 0,0">
          <text:p/>
        </draw:polygon>
        <draw:polygon draw:style-name="gr3" draw:text-style-name="P3" draw:layer="layout" svg:width="0.028cm" svg:height="0cm" svg:x="7.426cm" svg:y="7.794cm" svg:viewBox="0 0 29 0" draw:points="29,0 0,0">
          <text:p/>
        </draw:polygon>
        <draw:line draw:style-name="gr10" draw:text-style-name="P8" draw:layer="layout" svg:x1="7.437cm" svg:y1="8.206cm" svg:x2="7.437cm" svg:y2="4.849cm">
          <text:p/>
        </draw:line>
        <draw:polygon draw:style-name="gr1" draw:text-style-name="P9" draw:layer="layout" svg:width="0.017cm" svg:height="0.261cm" svg:x="7.429cm" svg:y="5.044cm" svg:viewBox="0 0 18 262" draw:points="18,262 0,262 0,0 18,0">
          <text:p/>
        </draw:polygon>
        <draw:polygon draw:style-name="gr3" draw:text-style-name="P3" draw:layer="layout" svg:width="0cm" svg:height="0.101cm" svg:x="7.449cm" svg:y="8.122cm" svg:viewBox="0 0 0 102" draw:points="0,0 0,102">
          <text:p/>
        </draw:polygon>
        <draw:polygon draw:style-name="gr3" draw:text-style-name="P3" draw:layer="layout" svg:width="0.028cm" svg:height="0cm" svg:x="7.426cm" svg:y="8.121cm" svg:viewBox="0 0 29 0" draw:points="29,0 0,0">
          <text:p/>
        </draw:polygon>
        <draw:polygon draw:style-name="gr3" draw:text-style-name="P3" draw:layer="layout" svg:width="0.028cm" svg:height="0cm" svg:x="7.426cm" svg:y="7.468cm" svg:viewBox="0 0 29 0" draw:points="29,0 0,0">
          <text:p/>
        </draw:polygon>
        <draw:polygon draw:style-name="gr3" draw:text-style-name="P3" draw:layer="layout" svg:width="0.028cm" svg:height="0cm" svg:x="7.415cm" svg:y="7.142cm" svg:viewBox="0 0 29 0" draw:points="29,0 0,0">
          <text:p/>
        </draw:polygon>
        <draw:polygon draw:style-name="gr3" draw:text-style-name="P3" draw:layer="layout" svg:width="0.028cm" svg:height="0cm" svg:x="7.418cm" svg:y="6.815cm" svg:viewBox="0 0 29 0" draw:points="29,0 0,0">
          <text:p/>
        </draw:polygon>
        <draw:polygon draw:style-name="gr3" draw:text-style-name="P3" draw:layer="layout" svg:width="0.028cm" svg:height="0cm" svg:x="7.41cm" svg:y="6.488cm" svg:viewBox="0 0 29 0" draw:points="29,0 0,0">
          <text:p/>
        </draw:polygon>
        <draw:polygon draw:style-name="gr3" draw:text-style-name="P3" draw:layer="layout" svg:width="0.028cm" svg:height="0cm" svg:x="7.406cm" svg:y="6.162cm" svg:viewBox="0 0 29 0" draw:points="29,0 0,0">
          <text:p/>
        </draw:polygon>
        <draw:polygon draw:style-name="gr3" draw:text-style-name="P3" draw:layer="layout" svg:width="0.028cm" svg:height="0cm" svg:x="7.4cm" svg:y="5.835cm" svg:viewBox="0 0 29 0" draw:points="29,0 0,0">
          <text:p/>
        </draw:polygon>
        <draw:polygon draw:style-name="gr3" draw:text-style-name="P3" draw:layer="layout" svg:width="0.028cm" svg:height="0cm" svg:x="7.4cm" svg:y="5.509cm" svg:viewBox="0 0 29 0" draw:points="29,0 0,0">
          <text:p/>
        </draw:polygon>
        <draw:polygon draw:style-name="gr3" draw:text-style-name="P3" draw:layer="layout" svg:width="0.028cm" svg:height="0cm" svg:x="7.426cm" svg:y="5.183cm" svg:viewBox="0 0 29 0" draw:points="29,0 0,0">
          <text:p/>
        </draw:polygon>
        <draw:polygon draw:style-name="gr3" draw:text-style-name="P3" draw:layer="layout" svg:width="0.028cm" svg:height="0cm" svg:x="7.426cm" svg:y="4.856cm" svg:viewBox="0 0 29 0" draw:points="29,0 0,0">
          <text:p/>
        </draw:polygon>
        <draw:custom-shape draw:style-name="gr25" draw:text-style-name="P13" draw:layer="layout" svg:width="1.543cm" svg:height="0.261cm" svg:x="2.347cm" svg:y="7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5" xml:id="id1" draw:id="id1" draw:layer="layout" svg:width="0.239cm" svg:height="0.314cm" svg:x="3.445cm" svg:y="8.498cm">
          <draw:text-box>
            <text:p text:style-name="P10"><text:span text:style-name="T3">c</text:span><text:span text:style-name="T3">)</text:span></text:p>
          </draw:text-box>
        </draw:frame>
        <draw:connector draw:style-name="gr27" draw:text-style-name="P16" draw:layer="layout" draw:line-skew="-0.335cm" svg:x1="3.684cm" svg:y1="8.655cm" svg:x2="3.898cm" svg:y2="7.465cm" draw:start-shape="id1" draw:end-shape="id2" draw:end-glue-point="1" svg:d="M3684 8655h379v-1190h-165" svg:viewBox="0 0 380 1191">
          <text:p/>
        </draw:connector>
        <draw:polygon draw:style-name="gr1" draw:text-style-name="P1" draw:layer="layout" svg:width="0.132cm" svg:height="0.261cm" svg:x="1.524cm" svg:y="3.297cm" svg:viewBox="0 0 133 262" draw:points="0,262 133,262 133,0 0,0">
          <text:p/>
        </draw:polygon>
        <draw:polygon draw:style-name="gr2" draw:text-style-name="P2" draw:layer="layout" svg:width="0.751cm" svg:height="0.261cm" svg:x="1.652cm" svg:y="3.296cm" svg:viewBox="0 0 752 262" draw:points="0,262 752,262 752,0 0,0">
          <text:p/>
        </draw:polygon>
        <draw:polygon draw:style-name="gr1" draw:text-style-name="P1" draw:layer="layout" svg:width="1.605cm" svg:height="0.261cm" svg:x="1.661cm" svg:y="2.972cm" svg:viewBox="0 0 1606 262" draw:points="0,262 1606,262 1606,0 0,0">
          <text:p/>
        </draw:polygon>
        <draw:polygon draw:style-name="gr28" draw:text-style-name="P17" draw:layer="layout" svg:width="3.203cm" svg:height="0.261cm" svg:x="3.259cm" svg:y="2.971cm" svg:viewBox="0 0 3204 262" draw:points="0,262 3204,262 3204,0 0,0">
          <text:p/>
        </draw:polygon>
        <draw:polygon draw:style-name="gr1" draw:text-style-name="P1" draw:layer="layout" svg:width="0.317cm" svg:height="0.261cm" svg:x="3.271cm" svg:y="2.646cm" svg:viewBox="0 0 318 262" draw:points="0,262 318,262 318,0 0,0">
          <text:p/>
        </draw:polygon>
        <draw:polygon draw:style-name="gr2" draw:text-style-name="P2" draw:layer="layout" svg:width="2.687cm" svg:height="0.261cm" svg:x="3.581cm" svg:y="2.646cm" svg:viewBox="0 0 2688 262" draw:points="0,262 2688,262 2688,0 0,0">
          <text:p/>
        </draw:polygon>
        <draw:polygon draw:style-name="gr1" draw:text-style-name="P1" draw:layer="layout" svg:width="0.304cm" svg:height="0.261cm" svg:x="3.589cm" svg:y="2.316cm" svg:viewBox="0 0 305 262" draw:points="0,262 305,262 305,0 0,0">
          <text:p/>
        </draw:polygon>
        <draw:polygon draw:style-name="gr2" draw:text-style-name="P2" draw:layer="layout" svg:width="2.687cm" svg:height="0.261cm" svg:x="3.886cm" svg:y="2.315cm" svg:viewBox="0 0 2688 262" draw:points="0,262 2688,262 2688,0 0,0">
          <text:p/>
        </draw:polygon>
        <draw:polygon draw:style-name="gr1" draw:text-style-name="P1" draw:layer="layout" svg:width="0.695cm" svg:height="0.261cm" svg:x="3.898cm" svg:y="1.991cm" svg:viewBox="0 0 696 262" draw:points="0,262 696,262 696,0 0,0">
          <text:p/>
        </draw:polygon>
        <draw:polygon draw:style-name="gr2" draw:text-style-name="P2" draw:layer="layout" svg:width="2.936cm" svg:height="0.261cm" svg:x="4.59cm" svg:y="1.99cm" svg:viewBox="0 0 2937 262" draw:points="0,262 2937,262 2937,0 0,0">
          <text:p/>
        </draw:polygon>
        <draw:polygon draw:style-name="gr1" draw:text-style-name="P1" draw:layer="layout" svg:width="0.682cm" svg:height="0.261cm" svg:x="4.598cm" svg:y="1.663cm" svg:viewBox="0 0 683 262" draw:points="0,262 683,262 683,0 0,0">
          <text:p/>
        </draw:polygon>
        <draw:polygon draw:style-name="gr2" draw:text-style-name="P2" draw:layer="layout" svg:width="2.898cm" svg:height="0.261cm" svg:x="5.273cm" svg:y="1.663cm" svg:viewBox="0 0 2899 262" draw:points="0,262 2899,262 2899,0 0,0">
          <text:p/>
        </draw:polygon>
        <draw:polygon draw:style-name="gr1" draw:text-style-name="P1" draw:layer="layout" svg:width="0.089cm" svg:height="0.261cm" svg:x="5.281cm" svg:y="1.335cm" svg:viewBox="0 0 90 262" draw:points="0,262 90,262 90,0 0,0">
          <text:p/>
        </draw:polygon>
        <draw:polygon draw:style-name="gr2" draw:text-style-name="P2" draw:layer="layout" svg:width="1.184cm" svg:height="0.261cm" svg:x="5.367cm" svg:y="1.335cm" svg:viewBox="0 0 1185 262" draw:points="0,262 1185,262 1185,0 0,0">
          <text:p/>
        </draw:polygon>
        <draw:polygon draw:style-name="gr1" draw:text-style-name="P1" draw:layer="layout" svg:width="0.222cm" svg:height="0.261cm" svg:x="5.376cm" svg:y="1.01cm" svg:viewBox="0 0 223 262" draw:points="0,262 223,262 223,0 0,0">
          <text:p/>
        </draw:polygon>
        <draw:polygon draw:style-name="gr2" draw:text-style-name="P2" draw:layer="layout" svg:width="1.073cm" svg:height="0.261cm" svg:x="5.595cm" svg:y="1.01cm" svg:viewBox="0 0 1074 262" draw:points="0,262 1074,262 1074,0 0,0">
          <text:p/>
        </draw:polygon>
        <draw:line draw:style-name="gr5" draw:text-style-name="P5" draw:layer="layout" svg:x1="2.748cm" svg:y1="3.755cm" svg:x2="2.748cm" svg:y2="0.485cm">
          <text:p/>
        </draw:line>
        <draw:polygon draw:style-name="gr3" draw:text-style-name="P6" draw:layer="layout" svg:width="0cm" svg:height="0.099cm" svg:x="2.748cm" svg:y="3.755cm" svg:viewBox="0 0 0 100" draw:points="0,0 0,100">
          <text:p/>
        </draw:polygon>
        <draw:line draw:style-name="gr6" draw:text-style-name="P5" draw:layer="layout" svg:x1="2.748cm" svg:y1="3.755cm" svg:x2="2.748cm" svg:y2="3.855cm">
          <text:p/>
        </draw:line>
        <draw:line draw:style-name="gr5" draw:text-style-name="P5" draw:layer="layout" svg:x1="3.971cm" svg:y1="3.755cm" svg:x2="3.971cm" svg:y2="0.485cm">
          <text:p/>
        </draw:line>
        <draw:polygon draw:style-name="gr3" draw:text-style-name="P6" draw:layer="layout" svg:width="0cm" svg:height="0.099cm" svg:x="3.971cm" svg:y="3.755cm" svg:viewBox="0 0 0 100" draw:points="0,0 0,100">
          <text:p/>
        </draw:polygon>
        <draw:line draw:style-name="gr6" draw:text-style-name="P5" draw:layer="layout" svg:x1="3.971cm" svg:y1="3.755cm" svg:x2="3.971cm" svg:y2="3.855cm">
          <text:p/>
        </draw:line>
        <draw:line draw:style-name="gr5" draw:text-style-name="P5" draw:layer="layout" svg:x1="5.195cm" svg:y1="3.755cm" svg:x2="5.195cm" svg:y2="0.485cm">
          <text:p/>
        </draw:line>
        <draw:polygon draw:style-name="gr3" draw:text-style-name="P6" draw:layer="layout" svg:width="0cm" svg:height="0.099cm" svg:x="5.195cm" svg:y="3.755cm" svg:viewBox="0 0 0 100" draw:points="0,0 0,100">
          <text:p/>
        </draw:polygon>
        <draw:line draw:style-name="gr6" draw:text-style-name="P5" draw:layer="layout" svg:x1="5.195cm" svg:y1="3.755cm" svg:x2="5.195cm" svg:y2="3.855cm">
          <text:p/>
        </draw:line>
        <draw:line draw:style-name="gr5" draw:text-style-name="P5" draw:layer="layout" svg:x1="6.419cm" svg:y1="3.755cm" svg:x2="6.419cm" svg:y2="0.485cm">
          <text:p/>
        </draw:line>
        <draw:polygon draw:style-name="gr3" draw:text-style-name="P6" draw:layer="layout" svg:width="0cm" svg:height="0.099cm" svg:x="6.419cm" svg:y="3.755cm" svg:viewBox="0 0 0 100" draw:points="0,0 0,100">
          <text:p/>
        </draw:polygon>
        <draw:line draw:style-name="gr6" draw:text-style-name="P5" draw:layer="layout" svg:x1="6.419cm" svg:y1="3.755cm" svg:x2="6.419cm" svg:y2="3.855cm">
          <text:p/>
        </draw:line>
        <draw:line draw:style-name="gr5" draw:text-style-name="P5" draw:layer="layout" svg:x1="7.643cm" svg:y1="3.755cm" svg:x2="7.643cm" svg:y2="0.485cm">
          <text:p/>
        </draw:line>
        <draw:polygon draw:style-name="gr3" draw:text-style-name="P6" draw:layer="layout" svg:width="0cm" svg:height="0.099cm" svg:x="7.643cm" svg:y="3.755cm" svg:viewBox="0 0 0 100" draw:points="0,0 0,100">
          <text:p/>
        </draw:polygon>
        <draw:line draw:style-name="gr6" draw:text-style-name="P5" draw:layer="layout" svg:x1="7.643cm" svg:y1="3.755cm" svg:x2="7.643cm" svg:y2="3.855cm">
          <text:p/>
        </draw:line>
        <draw:line draw:style-name="gr7" draw:text-style-name="P5" draw:layer="layout" svg:x1="1.517cm" svg:y1="3.755cm" svg:x2="3.143cm" svg:y2="3.755cm">
          <text:p/>
        </draw:line>
        <draw:line draw:style-name="gr5" draw:text-style-name="P5" draw:layer="layout" svg:x1="1.517cm" svg:y1="3.428cm" svg:x2="8.865cm" svg:y2="3.428cm">
          <text:p/>
        </draw:line>
        <draw:line draw:style-name="gr5" draw:text-style-name="P5" draw:layer="layout" svg:x1="1.517cm" svg:y1="3.101cm" svg:x2="8.865cm" svg:y2="3.101cm">
          <text:p/>
        </draw:line>
        <draw:line draw:style-name="gr5" draw:text-style-name="P5" draw:layer="layout" svg:x1="1.517cm" svg:y1="2.774cm" svg:x2="8.865cm" svg:y2="2.774cm">
          <text:p/>
        </draw:line>
        <draw:line draw:style-name="gr5" draw:text-style-name="P5" draw:layer="layout" svg:x1="1.517cm" svg:y1="2.447cm" svg:x2="8.865cm" svg:y2="2.447cm">
          <text:p/>
        </draw:line>
        <draw:line draw:style-name="gr5" draw:text-style-name="P5" draw:layer="layout" svg:x1="1.517cm" svg:y1="2.12cm" svg:x2="8.846cm" svg:y2="2.12cm">
          <text:p/>
        </draw:line>
        <draw:line draw:style-name="gr5" draw:text-style-name="P5" draw:layer="layout" svg:x1="1.517cm" svg:y1="1.793cm" svg:x2="8.865cm" svg:y2="1.793cm">
          <text:p/>
        </draw:line>
        <draw:line draw:style-name="gr5" draw:text-style-name="P5" draw:layer="layout" svg:x1="1.517cm" svg:y1="1.466cm" svg:x2="8.865cm" svg:y2="1.466cm">
          <text:p/>
        </draw:line>
        <draw:line draw:style-name="gr5" draw:text-style-name="P5" draw:layer="layout" svg:x1="1.517cm" svg:y1="1.139cm" svg:x2="8.865cm" svg:y2="1.139cm">
          <text:p/>
        </draw:line>
        <draw:line draw:style-name="gr5" draw:text-style-name="P5" draw:layer="layout" svg:x1="1.517cm" svg:y1="0.812cm" svg:x2="8.865cm" svg:y2="0.812cm">
          <text:p/>
        </draw:line>
        <draw:line draw:style-name="gr9" draw:text-style-name="P5" draw:layer="layout" svg:x1="8.865cm" svg:y1="3.756cm" svg:x2="8.865cm" svg:y2="0.486cm">
          <text:p/>
        </draw:line>
        <draw:line draw:style-name="gr10" draw:text-style-name="P8" draw:layer="layout" svg:x1="5.626cm" svg:y1="3.843cm" svg:x2="5.626cm" svg:y2="0.486cm">
          <text:p/>
        </draw:line>
        <draw:polygon draw:style-name="gr1" draw:text-style-name="P9" draw:layer="layout" svg:width="0.036cm" svg:height="0.261cm" svg:x="5.609cm" svg:y="0.681cm" svg:viewBox="0 0 37 262" draw:points="37,262 0,262 0,0 37,0">
          <text:p/>
        </draw:polygon>
        <draw:polygon draw:style-name="gr3" draw:text-style-name="P3" draw:layer="layout" svg:width="0cm" svg:height="0.101cm" svg:x="1.515cm" svg:y="3.758cm" svg:viewBox="0 0 0 102" draw:points="0,0 0,102">
          <text:p/>
        </draw:polygon>
        <draw:line draw:style-name="gr6" draw:text-style-name="P8" draw:layer="layout" svg:x1="1.515cm" svg:y1="3.758cm" svg:x2="1.515cm" svg:y2="3.86cm">
          <text:p/>
        </draw:line>
        <draw:polygon draw:style-name="gr3" draw:text-style-name="P3" draw:layer="layout" svg:width="0cm" svg:height="0.101cm" svg:x="3.971cm" svg:y="3.758cm" svg:viewBox="0 0 0 102" draw:points="0,0 0,102">
          <text:p/>
        </draw:polygon>
        <draw:line draw:style-name="gr6" draw:text-style-name="P8" draw:layer="layout" svg:x1="3.971cm" svg:y1="3.758cm" svg:x2="3.971cm" svg:y2="3.86cm">
          <text:p/>
        </draw:line>
        <draw:polygon draw:style-name="gr3" draw:text-style-name="P3" draw:layer="layout" svg:width="0.013cm" svg:height="0cm" svg:x="1.487cm" svg:y="3.757cm" svg:viewBox="0 0 14 0" draw:points="14,0 0,0">
          <text:p/>
        </draw:polygon>
        <draw:line draw:style-name="gr6" draw:text-style-name="P8" draw:layer="layout" svg:x1="1.501cm" svg:y1="3.757cm" svg:x2="1.487cm" svg:y2="3.757cm">
          <text:p/>
        </draw:line>
        <draw:polygon draw:style-name="gr3" draw:text-style-name="P3" draw:layer="layout" svg:width="0.013cm" svg:height="0cm" svg:x="1.487cm" svg:y="3.43cm" svg:viewBox="0 0 14 0" draw:points="14,0 0,0">
          <text:p/>
        </draw:polygon>
        <draw:line draw:style-name="gr6" draw:text-style-name="P8" draw:layer="layout" svg:x1="1.501cm" svg:y1="3.43cm" svg:x2="1.487cm" svg:y2="3.43cm">
          <text:p/>
        </draw:line>
        <draw:polygon draw:style-name="gr3" draw:text-style-name="P3" draw:layer="layout" svg:width="0.013cm" svg:height="0cm" svg:x="1.487cm" svg:y="3.104cm" svg:viewBox="0 0 14 0" draw:points="14,0 0,0">
          <text:p/>
        </draw:polygon>
        <draw:line draw:style-name="gr6" draw:text-style-name="P8" draw:layer="layout" svg:x1="1.501cm" svg:y1="3.104cm" svg:x2="1.487cm" svg:y2="3.104cm">
          <text:p/>
        </draw:line>
        <draw:polygon draw:style-name="gr3" draw:text-style-name="P3" draw:layer="layout" svg:width="0.013cm" svg:height="0cm" svg:x="1.487cm" svg:y="2.778cm" svg:viewBox="0 0 14 0" draw:points="14,0 0,0">
          <text:p/>
        </draw:polygon>
        <draw:line draw:style-name="gr6" draw:text-style-name="P8" draw:layer="layout" svg:x1="1.501cm" svg:y1="2.778cm" svg:x2="1.487cm" svg:y2="2.778cm">
          <text:p/>
        </draw:line>
        <draw:polygon draw:style-name="gr3" draw:text-style-name="P3" draw:layer="layout" svg:width="0.013cm" svg:height="0cm" svg:x="1.487cm" svg:y="2.451cm" svg:viewBox="0 0 14 0" draw:points="14,0 0,0">
          <text:p/>
        </draw:polygon>
        <draw:line draw:style-name="gr6" draw:text-style-name="P8" draw:layer="layout" svg:x1="1.501cm" svg:y1="2.451cm" svg:x2="1.487cm" svg:y2="2.451cm">
          <text:p/>
        </draw:line>
        <draw:polygon draw:style-name="gr3" draw:text-style-name="P3" draw:layer="layout" svg:width="0.013cm" svg:height="0cm" svg:x="1.487cm" svg:y="2.124cm" svg:viewBox="0 0 14 0" draw:points="14,0 0,0">
          <text:p/>
        </draw:polygon>
        <draw:line draw:style-name="gr6" draw:text-style-name="P8" draw:layer="layout" svg:x1="1.501cm" svg:y1="2.124cm" svg:x2="1.487cm" svg:y2="2.124cm">
          <text:p/>
        </draw:line>
        <draw:polygon draw:style-name="gr3" draw:text-style-name="P3" draw:layer="layout" svg:width="0.013cm" svg:height="0cm" svg:x="1.487cm" svg:y="1.798cm" svg:viewBox="0 0 14 0" draw:points="14,0 0,0">
          <text:p/>
        </draw:polygon>
        <draw:line draw:style-name="gr6" draw:text-style-name="P8" draw:layer="layout" svg:x1="1.501cm" svg:y1="1.798cm" svg:x2="1.487cm" svg:y2="1.798cm">
          <text:p/>
        </draw:line>
        <draw:polygon draw:style-name="gr3" draw:text-style-name="P3" draw:layer="layout" svg:width="0.013cm" svg:height="0cm" svg:x="1.487cm" svg:y="1.471cm" svg:viewBox="0 0 14 0" draw:points="14,0 0,0">
          <text:p/>
        </draw:polygon>
        <draw:line draw:style-name="gr6" draw:text-style-name="P8" draw:layer="layout" svg:x1="1.501cm" svg:y1="1.471cm" svg:x2="1.487cm" svg:y2="1.471cm">
          <text:p/>
        </draw:line>
        <draw:polygon draw:style-name="gr3" draw:text-style-name="P3" draw:layer="layout" svg:width="0.013cm" svg:height="0cm" svg:x="1.487cm" svg:y="1.145cm" svg:viewBox="0 0 14 0" draw:points="14,0 0,0">
          <text:p/>
        </draw:polygon>
        <draw:line draw:style-name="gr6" draw:text-style-name="P8" draw:layer="layout" svg:x1="1.501cm" svg:y1="1.145cm" svg:x2="1.487cm" svg:y2="1.145cm">
          <text:p/>
        </draw:line>
        <draw:polygon draw:style-name="gr3" draw:text-style-name="P3" draw:layer="layout" svg:width="0.013cm" svg:height="0cm" svg:x="1.487cm" svg:y="0.819cm" svg:viewBox="0 0 14 0" draw:points="14,0 0,0">
          <text:p/>
        </draw:polygon>
        <draw:line draw:style-name="gr6" draw:text-style-name="P8" draw:layer="layout" svg:x1="1.501cm" svg:y1="0.819cm" svg:x2="1.487cm" svg:y2="0.819cm">
          <text:p/>
        </draw:line>
        <draw:polygon draw:style-name="gr3" draw:text-style-name="P3" draw:layer="layout" svg:width="0.013cm" svg:height="0cm" svg:x="1.487cm" svg:y="0.492cm" svg:viewBox="0 0 14 0" draw:points="14,0 0,0">
          <text:p/>
        </draw:polygon>
        <draw:line draw:style-name="gr6" draw:text-style-name="P8" draw:layer="layout" svg:x1="1.501cm" svg:y1="0.492cm" svg:x2="1.487cm" svg:y2="0.492cm">
          <text:p/>
        </draw:line>
        <draw:line draw:style-name="gr9" draw:text-style-name="P8" draw:layer="layout" svg:x1="1.515cm" svg:y1="3.758cm" svg:x2="1.515cm" svg:y2="0.491cm">
          <text:p/>
        </draw:line>
        <draw:frame draw:style-name="gr11" draw:text-style-name="P11" draw:layer="layout" svg:width="0.885cm" svg:height="0.314cm" svg:x="0.582cm" svg:y="3.297cm">
          <draw:text-box>
            <text:p text:style-name="P10"><text:span text:style-name="T1">HX_IN</text:span></text:p>
          </draw:text-box>
        </draw:frame>
        <draw:frame draw:style-name="gr12" draw:text-style-name="P11" draw:layer="layout" svg:width="1.347cm" svg:height="0.314cm" svg:x="0.118cm" svg:y="2.973cm">
          <draw:text-box>
            <text:p text:style-name="P10"><text:span text:style-name="T1">H1_CONV</text:span></text:p>
          </draw:text-box>
        </draw:frame>
        <draw:frame draw:style-name="gr13" draw:text-style-name="P11" draw:layer="layout" svg:width="1.281cm" svg:height="0.314cm" svg:x="0.059cm" svg:y="2.481cm">
          <draw:text-box>
            <text:p text:style-name="P10"><text:span text:style-name="T1">H2_POOL</text:span></text:p>
          </draw:text-box>
        </draw:frame>
        <draw:frame draw:style-name="gr14" draw:text-style-name="P11" draw:layer="layout" svg:width="1.293cm" svg:height="0.314cm" svg:x="0.009cm" svg:y="1.833cm">
          <draw:text-box>
            <text:p text:style-name="P10"><text:span text:style-name="T1">H3_CONV</text:span></text:p>
          </draw:text-box>
        </draw:frame>
        <draw:frame draw:style-name="gr15" draw:text-style-name="P11" draw:layer="layout" svg:width="1.18cm" svg:height="0.314cm" svg:x="0.296cm" svg:y="0.685cm">
          <draw:text-box>
            <text:p text:style-name="P10"><text:span text:style-name="T1">HY_OUT</text:span></text:p>
          </draw:text-box>
        </draw:frame>
        <draw:frame draw:style-name="gr16" draw:text-style-name="P12" draw:layer="layout" svg:width="0.903cm" svg:height="0.314cm" svg:x="0.577cm" svg:y="1.01cm">
          <draw:text-box>
            <text:p><text:span text:style-name="T1">H5_FC</text:span></text:p>
          </draw:text-box>
        </draw:frame>
        <draw:custom-shape draw:style-name="gr17" draw:text-style-name="P13" draw:layer="layout" svg:width="0.127cm" svg:height="0.586cm" svg:x="1.329cm" svg:y="2.345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13" draw:layer="layout" svg:width="0.127cm" svg:height="0.561cm" svg:x="1.329cm" svg:y="1.70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olygon draw:style-name="gr3" draw:text-style-name="P6" draw:layer="layout" svg:width="0cm" svg:height="0.099cm" svg:x="6.883cm" svg:y="3.756cm" svg:viewBox="0 0 0 100" draw:points="0,0 0,100">
          <text:p/>
        </draw:polygon>
        <draw:polygon draw:style-name="gr3" draw:text-style-name="P6" draw:layer="layout" svg:width="0cm" svg:height="0.099cm" svg:x="8.107cm" svg:y="3.756cm" svg:viewBox="0 0 0 100" draw:points="0,0 0,100">
          <text:p/>
        </draw:polygon>
        <draw:polygon draw:style-name="gr3" draw:text-style-name="P3" draw:layer="layout" svg:width="0cm" svg:height="0.101cm" svg:x="5.651cm" svg:y="3.759cm" svg:viewBox="0 0 0 102" draw:points="0,0 0,102">
          <text:p/>
        </draw:polygon>
        <draw:polygon draw:style-name="gr3" draw:text-style-name="P3" draw:layer="layout" svg:width="0cm" svg:height="0.101cm" svg:x="8.107cm" svg:y="3.759cm" svg:viewBox="0 0 0 102" draw:points="0,0 0,102">
          <text:p/>
        </draw:polygon>
        <draw:polygon draw:style-name="gr3" draw:text-style-name="P3" draw:layer="layout" svg:width="0.059cm" svg:height="0cm" svg:x="5.53cm" svg:y="3.758cm" svg:viewBox="0 0 60 0" draw:points="60,0 0,0">
          <text:p/>
        </draw:polygon>
        <draw:polygon draw:style-name="gr3" draw:text-style-name="P3" draw:layer="layout" svg:width="0.059cm" svg:height="0cm" svg:x="5.53cm" svg:y="3.105cm" svg:viewBox="0 0 60 0" draw:points="60,0 0,0">
          <text:p/>
        </draw:polygon>
        <draw:polygon draw:style-name="gr3" draw:text-style-name="P3" draw:layer="layout" svg:width="0.059cm" svg:height="0cm" svg:x="5.53cm" svg:y="2.779cm" svg:viewBox="0 0 60 0" draw:points="60,0 0,0">
          <text:p/>
        </draw:polygon>
        <draw:polygon draw:style-name="gr3" draw:text-style-name="P3" draw:layer="layout" svg:width="0.059cm" svg:height="0cm" svg:x="5.53cm" svg:y="2.452cm" svg:viewBox="0 0 60 0" draw:points="60,0 0,0">
          <text:p/>
        </draw:polygon>
        <draw:polygon draw:style-name="gr3" draw:text-style-name="P3" draw:layer="layout" svg:width="0.059cm" svg:height="0cm" svg:x="5.53cm" svg:y="2.125cm" svg:viewBox="0 0 60 0" draw:points="60,0 0,0">
          <text:p/>
        </draw:polygon>
        <draw:polygon draw:style-name="gr3" draw:text-style-name="P3" draw:layer="layout" svg:width="0.059cm" svg:height="0cm" svg:x="5.53cm" svg:y="1.799cm" svg:viewBox="0 0 60 0" draw:points="60,0 0,0">
          <text:p/>
        </draw:polygon>
        <draw:polygon draw:style-name="gr3" draw:text-style-name="P3" draw:layer="layout" svg:width="0.059cm" svg:height="0cm" svg:x="5.53cm" svg:y="1.472cm" svg:viewBox="0 0 60 0" draw:points="60,0 0,0">
          <text:p/>
        </draw:polygon>
        <draw:polygon draw:style-name="gr3" draw:text-style-name="P3" draw:layer="layout" svg:width="0.059cm" svg:height="0cm" svg:x="5.53cm" svg:y="1.146cm" svg:viewBox="0 0 60 0" draw:points="60,0 0,0">
          <text:p/>
        </draw:polygon>
        <draw:polygon draw:style-name="gr3" draw:text-style-name="P3" draw:layer="layout" svg:width="0.059cm" svg:height="0cm" svg:x="5.53cm" svg:y="0.82cm" svg:viewBox="0 0 60 0" draw:points="60,0 0,0">
          <text:p/>
        </draw:polygon>
        <draw:polygon draw:style-name="gr3" draw:text-style-name="P3" draw:layer="layout" svg:width="0.059cm" svg:height="0cm" svg:x="5.53cm" svg:y="0.493cm" svg:viewBox="0 0 60 0" draw:points="60,0 0,0">
          <text:p/>
        </draw:polygon>
        <draw:polygon draw:style-name="gr3" draw:text-style-name="P6" draw:layer="layout" svg:width="0cm" svg:height="0.099cm" svg:x="7.643cm" svg:y="3.755cm" svg:viewBox="0 0 0 100" draw:points="0,0 0,100">
          <text:p/>
        </draw:polygon>
        <draw:polygon draw:style-name="gr3" draw:text-style-name="P6" draw:layer="layout" svg:width="0cm" svg:height="0.099cm" svg:x="8.867cm" svg:y="3.755cm" svg:viewBox="0 0 0 100" draw:points="0,0 0,100">
          <text:p/>
        </draw:polygon>
        <draw:line draw:style-name="gr6" draw:text-style-name="P5" draw:layer="layout" svg:x1="8.867cm" svg:y1="3.755cm" svg:x2="8.867cm" svg:y2="3.855cm">
          <text:p/>
        </draw:line>
        <draw:polygon draw:style-name="gr3" draw:text-style-name="P3" draw:layer="layout" svg:width="0cm" svg:height="0.101cm" svg:x="8.867cm" svg:y="3.758cm" svg:viewBox="0 0 0 102" draw:points="0,0 0,102">
          <text:p/>
        </draw:polygon>
        <draw:line draw:style-name="gr6" draw:text-style-name="P8" draw:layer="layout" svg:x1="8.867cm" svg:y1="3.758cm" svg:x2="8.867cm" svg:y2="3.86cm">
          <text:p/>
        </draw:line>
        <draw:polygon draw:style-name="gr3" draw:text-style-name="P6" draw:layer="layout" svg:width="0cm" svg:height="0.099cm" svg:x="8.813cm" svg:y="3.756cm" svg:viewBox="0 0 0 100" draw:points="0,0 0,100">
          <text:p/>
        </draw:polygon>
        <draw:line draw:style-name="gr9" draw:text-style-name="P5" draw:layer="layout" svg:x1="1.517cm" svg:y1="3.755cm" svg:x2="8.865cm" svg:y2="3.755cm">
          <text:p/>
        </draw:line>
        <draw:line draw:style-name="gr9" draw:text-style-name="P5" draw:layer="layout" svg:x1="1.517cm" svg:y1="0.485cm" svg:x2="8.865cm" svg:y2="0.485cm">
          <text:p/>
        </draw:line>
        <draw:frame draw:style-name="gr19" draw:text-style-name="P14" draw:layer="layout" svg:width="1.737cm" svg:height="0.381cm" svg:x="4.497cm" svg:y="4.195cm">
          <draw:text-box>
            <text:p text:style-name="P10"><text:span text:style-name="T2">Schedule (ms)</text:span></text:p>
          </draw:text-box>
        </draw:frame>
        <draw:frame draw:style-name="gr20" draw:text-style-name="P11" draw:layer="layout" svg:width="0.15cm" svg:height="0.339cm" svg:x="1.449cm" svg:y="3.867cm">
          <draw:text-box>
            <text:p text:style-name="P10"><text:span text:style-name="T1">0</text:span></text:p>
          </draw:text-box>
        </draw:frame>
        <draw:frame draw:style-name="gr29" draw:text-style-name="P11" draw:layer="layout" svg:width="0.216cm" svg:height="0.339cm" svg:x="3.897cm" svg:y="3.867cm">
          <draw:text-box>
            <text:p text:style-name="P10"><text:span text:style-name="T1">1</text:span></text:p>
          </draw:text-box>
        </draw:frame>
        <draw:frame draw:style-name="gr30" draw:text-style-name="P11" draw:layer="layout" svg:width="0.178cm" svg:height="0.339cm" svg:x="6.361cm" svg:y="3.867cm">
          <draw:text-box>
            <text:p text:style-name="P10"><text:span text:style-name="T1">2</text:span></text:p>
          </draw:text-box>
        </draw:frame>
        <draw:frame draw:style-name="gr31" draw:text-style-name="P11" draw:layer="layout" svg:width="0.362cm" svg:height="0.339cm" svg:x="2.565cm" svg:y="3.868cm">
          <draw:text-box>
            <text:p text:style-name="P10"><text:span text:style-name="T1">1.5</text:span></text:p>
          </draw:text-box>
        </draw:frame>
        <draw:frame draw:style-name="gr31" draw:text-style-name="P11" draw:layer="layout" svg:width="0.362cm" svg:height="0.339cm" svg:x="5.016cm" svg:y="3.868cm">
          <draw:text-box>
            <text:p text:style-name="P10"><text:span text:style-name="T1">1.5</text:span></text:p>
          </draw:text-box>
        </draw:frame>
        <draw:frame draw:style-name="gr31" draw:text-style-name="P11" draw:layer="layout" svg:width="0.362cm" svg:height="0.339cm" svg:x="7.461cm" svg:y="3.866cm">
          <draw:text-box>
            <text:p text:style-name="P10"><text:span text:style-name="T1">2.5</text:span></text:p>
          </draw:text-box>
        </draw:frame>
        <draw:frame draw:style-name="gr26" draw:text-style-name="P15" draw:layer="layout" svg:width="0.239cm" svg:height="0.314cm" svg:x="0.703cm" svg:y="0.064cm">
          <draw:text-box>
            <text:p text:style-name="P10"><text:span text:style-name="T3">a)</text:span></text:p>
          </draw:text-box>
        </draw:frame>
        <draw:frame draw:style-name="gr32" draw:text-style-name="P15" draw:layer="layout" svg:width="0.252cm" svg:height="0.314cm" svg:x="0.699cm" svg:y="4.465cm">
          <draw:text-box>
            <text:p text:style-name="P10"><text:span text:style-name="T3">b)</text:span></text:p>
          </draw:text-box>
        </draw:frame>
        <draw:frame draw:style-name="gr33" draw:text-style-name="P18" draw:layer="layout" svg:width="0.768cm" svg:height="0.314cm" svg:x="4.79cm" svg:y="2.959cm">
          <draw:text-box>
            <text:p text:style-name="P10"><text:span text:style-name="T4">Conv1</text:span></text:p>
          </draw:text-box>
        </draw:frame>
        <draw:frame draw:style-name="gr33" draw:text-style-name="P18" draw:layer="layout" svg:width="0.768cm" svg:height="0.314cm" svg:x="4.779cm" svg:y="2.949cm">
          <draw:text-box>
            <text:p text:style-name="P10"><text:span text:style-name="T5">Conv1</text:span></text:p>
          </draw:text-box>
        </draw:frame>
        <draw:frame draw:style-name="gr34" draw:text-style-name="P18" draw:layer="layout" svg:width="0.671cm" svg:height="0.314cm" svg:x="4.79cm" svg:y="2.303cm">
          <draw:text-box>
            <text:p text:style-name="P10"><text:span text:style-name="T4">Pool2</text:span></text:p>
          </draw:text-box>
        </draw:frame>
        <draw:frame draw:style-name="gr34" draw:text-style-name="P18" draw:layer="layout" svg:width="0.671cm" svg:height="0.314cm" svg:x="4.779cm" svg:y="2.292cm">
          <draw:text-box>
            <text:p text:style-name="P10"><text:span text:style-name="T5">Pool2</text:span></text:p>
          </draw:text-box>
        </draw:frame>
        <draw:frame draw:style-name="gr33" draw:text-style-name="P18" draw:layer="layout" svg:width="0.768cm" svg:height="0.314cm" svg:x="5.802cm" svg:y="1.978cm">
          <draw:text-box>
            <text:p text:style-name="P10"><text:span text:style-name="T4">Conv2</text:span></text:p>
          </draw:text-box>
        </draw:frame>
        <draw:frame draw:style-name="gr33" draw:text-style-name="P18" draw:layer="layout" svg:width="0.768cm" svg:height="0.314cm" svg:x="5.792cm" svg:y="1.968cm">
          <draw:text-box>
            <text:p text:style-name="P10"><text:span text:style-name="T5">Conv2</text:span></text:p>
          </draw:text-box>
        </draw:frame>
        <draw:frame draw:style-name="gr33" draw:text-style-name="P18" draw:layer="layout" svg:width="0.768cm" svg:height="0.314cm" svg:x="5.799cm" svg:y="1.65cm">
          <draw:text-box>
            <text:p text:style-name="P10"><text:span text:style-name="T4">Conv3</text:span></text:p>
          </draw:text-box>
        </draw:frame>
        <draw:frame draw:style-name="gr33" draw:text-style-name="P18" draw:layer="layout" svg:width="0.768cm" svg:height="0.314cm" svg:x="5.788cm" svg:y="1.64cm">
          <draw:text-box>
            <text:p text:style-name="P10"><text:span text:style-name="T5">Conv3</text:span></text:p>
          </draw:text-box>
        </draw:frame>
        <draw:frame draw:style-name="gr34" draw:text-style-name="P18" draw:layer="layout" svg:width="0.671cm" svg:height="0.314cm" svg:x="5.792cm" svg:y="1.326cm">
          <draw:text-box>
            <text:p text:style-name="P10"><text:span text:style-name="T4">Pool3</text:span></text:p>
          </draw:text-box>
        </draw:frame>
        <draw:frame draw:style-name="gr34" draw:text-style-name="P19" draw:layer="layout" svg:width="0.671cm" svg:height="0.314cm" svg:x="5.781cm" svg:y="1.315cm">
          <draw:text-box>
            <text:p text:style-name="P10"><text:span text:style-name="T5">Pool3</text:span></text:p>
          </draw:text-box>
        </draw:frame>
        <draw:frame draw:style-name="gr35" draw:text-style-name="P18" draw:layer="layout" svg:width="0.349cm" svg:height="0.314cm" svg:x="5.788cm" svg:y="0.998cm">
          <draw:text-box>
            <text:p text:style-name="P10"><text:span text:style-name="T4">FC</text:span></text:p>
          </draw:text-box>
        </draw:frame>
        <draw:frame draw:style-name="gr35" draw:text-style-name="P18" draw:layer="layout" svg:width="0.349cm" svg:height="0.314cm" svg:x="5.777cm" svg:y="0.987cm">
          <draw:text-box>
            <text:p text:style-name="P10"><text:span text:style-name="T5">FC</text:span></text:p>
          </draw:text-box>
        </draw:frame>
        <draw:frame draw:style-name="gr36" draw:text-style-name="P20" draw:layer="layout" svg:width="0.552cm" svg:height="0.314cm" svg:x="5.727cm" svg:y="0.673cm">
          <draw:text-box>
            <text:p text:style-name="P10"><text:span text:style-name="T6">CPU</text:span></text:p>
          </draw:text-box>
        </draw:frame>
        <draw:frame draw:style-name="gr37" draw:text-style-name="P21" draw:layer="layout" svg:width="0.654cm" svg:height="0.314cm" svg:x="1.697cm" svg:y="3.264cm">
          <draw:text-box>
            <text:p text:style-name="P10"><text:span text:style-name="T7">Spike</text:span></text:p>
          </draw:text-box>
        </draw:frame>
        <draw:frame draw:style-name="gr34" draw:text-style-name="P18" draw:layer="layout" svg:width="0.671cm" svg:height="0.314cm" svg:x="4.79cm" svg:y="2.631cm">
          <draw:text-box>
            <text:p text:style-name="P10"><text:span text:style-name="T4">Pool1</text:span></text:p>
          </draw:text-box>
        </draw:frame>
        <draw:frame draw:style-name="gr34" draw:text-style-name="P18" draw:layer="layout" svg:width="0.671cm" svg:height="0.314cm" svg:x="4.779cm" svg:y="2.621cm">
          <draw:text-box>
            <text:p text:style-name="P10"><text:span text:style-name="T5">Pool1</text:span></text:p>
          </draw:text-box>
        </draw:frame>
        <draw:frame draw:style-name="gr38" draw:text-style-name="P22" draw:layer="layout" svg:width="1.23cm" svg:height="0.314cm" svg:x="0.208cm" svg:y="1.317cm">
          <draw:text-box>
            <text:p text:style-name="P10"><text:span text:style-name="T4">H4_POOL</text:span></text:p>
          </draw:text-box>
        </draw:frame>
        <draw:frame draw:style-name="gr38" draw:text-style-name="P22" draw:layer="layout" svg:width="1.23cm" svg:height="0.314cm" svg:x="0.209cm" svg:y="5.68cm">
          <draw:text-box>
            <text:p text:style-name="P10"><text:span text:style-name="T4">H4_POO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erif1" svg:font-family="'Liberation Serif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opacity draw:name="Transparency_20_19" draw:display-name="Transparency 19" draw:style="rectangular" draw:cx="50%" draw:cy="50%" draw:start="50%" draw:end="0%" draw:angle="0" draw:border="0%"/>
    <draw:opacity draw:name="Transparency_20_20" draw:display-name="Transparency 20" draw:style="rectangular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09T03:50:46.989902682</dc:date>
    <meta:editing-duration>PT3H7M15S</meta:editing-duration>
    <meta:editing-cycles>33</meta:editing-cycles>
    <meta:generator>LibreOffice/6.0.7.3$Linux_X86_64 LibreOffice_project/00m0$Build-3</meta:generator>
    <meta:document-statistic meta:object-count="340"/>
  </office:meta>
</office:document-meta>
</file>